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05d03" officeooo:paragraph-rsid="00305d03"/>
    </style:style>
    <style:style style:name="P2" style:family="paragraph" style:parent-style-name="Standard">
      <style:text-properties fo:font-size="10pt" fo:language="en" fo:country="US" fo:font-style="italic" officeooo:rsid="0018d753" officeooo:paragraph-rsid="001f3611" style:font-size-asian="10pt" style:font-style-asian="italic" style:font-size-complex="10pt" style:font-style-complex="italic"/>
    </style:style>
    <style:style style:name="P3" style:family="paragraph" style:parent-style-name="Standard">
      <style:text-properties fo:font-size="10pt" fo:language="en" fo:country="US" fo:font-style="italic" officeooo:rsid="001f3611" officeooo:paragraph-rsid="0020ad47" style:font-size-asian="10pt" style:font-style-asian="italic" style:font-size-complex="10pt" style:font-style-complex="italic"/>
    </style:style>
    <style:style style:name="P4" style:family="paragraph" style:parent-style-name="Standard">
      <style:text-properties fo:language="en" fo:country="US" officeooo:rsid="0025cf37" officeooo:paragraph-rsid="00262fb6"/>
    </style:style>
    <style:style style:name="P5" style:family="paragraph" style:parent-style-name="Standard">
      <style:text-properties fo:language="en" fo:country="US" officeooo:rsid="000ab532" officeooo:paragraph-rsid="00262fb6"/>
    </style:style>
    <style:style style:name="P6" style:family="paragraph" style:parent-style-name="Standard">
      <style:text-properties fo:language="en" fo:country="US" officeooo:rsid="0064a027" officeooo:paragraph-rsid="00262fb6"/>
    </style:style>
    <style:style style:name="P7" style:family="paragraph" style:parent-style-name="Standard">
      <style:text-properties fo:language="en" fo:country="US" officeooo:rsid="00262fb6" officeooo:paragraph-rsid="00262fb6"/>
    </style:style>
    <style:style style:name="P8" style:family="paragraph" style:parent-style-name="Standard">
      <style:text-properties fo:language="en" fo:country="US" officeooo:rsid="00262fb6" officeooo:paragraph-rsid="00298528"/>
    </style:style>
    <style:style style:name="P9" style:family="paragraph" style:parent-style-name="Standard">
      <style:text-properties fo:language="en" fo:country="US" officeooo:paragraph-rsid="00262fb6"/>
    </style:style>
    <style:style style:name="P10" style:family="paragraph" style:parent-style-name="Standard">
      <style:text-properties fo:language="en" fo:country="US" officeooo:rsid="00271efe" officeooo:paragraph-rsid="00271efe"/>
    </style:style>
    <style:style style:name="P11" style:family="paragraph" style:parent-style-name="Standard">
      <style:text-properties fo:language="en" fo:country="US" officeooo:rsid="0027b24a" officeooo:paragraph-rsid="0027b24a"/>
    </style:style>
    <style:style style:name="P12" style:family="paragraph" style:parent-style-name="Standard">
      <style:text-properties fo:language="en" fo:country="US" officeooo:rsid="00298528" officeooo:paragraph-rsid="00298528"/>
    </style:style>
    <style:style style:name="P13" style:family="paragraph" style:parent-style-name="Standard">
      <style:text-properties fo:language="en" fo:country="US" officeooo:rsid="00298528" officeooo:paragraph-rsid="0029d493"/>
    </style:style>
    <style:style style:name="P14" style:family="paragraph" style:parent-style-name="Standard">
      <style:text-properties fo:language="en" fo:country="US" officeooo:rsid="002db756" officeooo:paragraph-rsid="002db756"/>
    </style:style>
    <style:style style:name="P15" style:family="paragraph" style:parent-style-name="Standard">
      <style:text-properties fo:language="en" fo:country="US" officeooo:rsid="0029d493" officeooo:paragraph-rsid="0029d493"/>
    </style:style>
    <style:style style:name="P16" style:family="paragraph" style:parent-style-name="Standard">
      <style:text-properties fo:language="en" fo:country="US" officeooo:rsid="0029d493" officeooo:paragraph-rsid="002b41d5"/>
    </style:style>
    <style:style style:name="P17" style:family="paragraph" style:parent-style-name="Standard">
      <style:text-properties fo:language="en" fo:country="US" officeooo:rsid="0029d493" officeooo:paragraph-rsid="00425f6a"/>
    </style:style>
    <style:style style:name="P18" style:family="paragraph" style:parent-style-name="Standard">
      <style:text-properties fo:language="en" fo:country="US" officeooo:rsid="002a8739" officeooo:paragraph-rsid="002a8739"/>
    </style:style>
    <style:style style:name="P19" style:family="paragraph" style:parent-style-name="Standard">
      <style:text-properties fo:language="en" fo:country="US" officeooo:rsid="002b41d5" officeooo:paragraph-rsid="002b41d5"/>
    </style:style>
    <style:style style:name="P20" style:family="paragraph" style:parent-style-name="Standard">
      <style:text-properties fo:language="en" fo:country="US" officeooo:rsid="002b435b" officeooo:paragraph-rsid="002b435b"/>
    </style:style>
    <style:style style:name="P21" style:family="paragraph" style:parent-style-name="Standard">
      <style:text-properties fo:language="en" fo:country="US" officeooo:rsid="0018d753" officeooo:paragraph-rsid="0018d753"/>
    </style:style>
    <style:style style:name="P22" style:family="paragraph" style:parent-style-name="Standard">
      <style:text-properties fo:language="en" fo:country="US" officeooo:rsid="0018d753" officeooo:paragraph-rsid="00226e74"/>
    </style:style>
    <style:style style:name="P23" style:family="paragraph" style:parent-style-name="Standard">
      <style:text-properties fo:language="en" fo:country="US" officeooo:rsid="0018d753" officeooo:paragraph-rsid="001f3611"/>
    </style:style>
    <style:style style:name="P24" style:family="paragraph" style:parent-style-name="Standard">
      <style:text-properties fo:language="en" fo:country="US" officeooo:rsid="0019c478" officeooo:paragraph-rsid="0019c478"/>
    </style:style>
    <style:style style:name="P25" style:family="paragraph" style:parent-style-name="Standard">
      <style:text-properties fo:language="en" fo:country="US" officeooo:rsid="0019c478" officeooo:paragraph-rsid="0020ad47"/>
    </style:style>
    <style:style style:name="P26" style:family="paragraph" style:parent-style-name="Standard">
      <style:text-properties fo:language="en" fo:country="US" officeooo:rsid="0019ebb7" officeooo:paragraph-rsid="001bdd3e"/>
    </style:style>
    <style:style style:name="P27" style:family="paragraph" style:parent-style-name="Standard">
      <style:text-properties fo:language="en" fo:country="US" officeooo:rsid="0019ebb7" officeooo:paragraph-rsid="0019ebb7"/>
    </style:style>
    <style:style style:name="P28" style:family="paragraph" style:parent-style-name="Standard">
      <style:text-properties fo:language="en" fo:country="US" officeooo:rsid="0019e309" officeooo:paragraph-rsid="0019e309"/>
    </style:style>
    <style:style style:name="P29" style:family="paragraph" style:parent-style-name="Standard">
      <style:text-properties fo:language="en" fo:country="US" officeooo:rsid="002d6ebd" officeooo:paragraph-rsid="002d6ebd"/>
    </style:style>
    <style:style style:name="P30" style:family="paragraph" style:parent-style-name="Standard">
      <style:text-properties fo:language="en" fo:country="US" officeooo:rsid="00205123" officeooo:paragraph-rsid="00262fb6"/>
    </style:style>
    <style:style style:name="P31" style:family="paragraph" style:parent-style-name="Standard">
      <style:text-properties fo:language="en" fo:country="US" officeooo:rsid="0041b734" officeooo:paragraph-rsid="00262fb6"/>
    </style:style>
    <style:style style:name="P32" style:family="paragraph" style:parent-style-name="Standard">
      <style:text-properties fo:language="en" fo:country="US" officeooo:rsid="001f3611" officeooo:paragraph-rsid="00226e74"/>
    </style:style>
    <style:style style:name="P33" style:family="paragraph" style:parent-style-name="Standard">
      <style:text-properties fo:language="en" fo:country="US" officeooo:rsid="001f3611" officeooo:paragraph-rsid="0020ad47"/>
    </style:style>
    <style:style style:name="P34" style:family="paragraph" style:parent-style-name="Standard">
      <style:text-properties fo:language="en" fo:country="US" officeooo:rsid="00336643" officeooo:paragraph-rsid="00336643"/>
    </style:style>
    <style:style style:name="P35" style:family="paragraph" style:parent-style-name="Standard">
      <style:text-properties fo:language="en" fo:country="US" officeooo:rsid="0033bb29" officeooo:paragraph-rsid="0033bb29"/>
    </style:style>
    <style:style style:name="P36" style:family="paragraph" style:parent-style-name="Standard">
      <style:text-properties fo:language="en" fo:country="US" officeooo:rsid="003df4d7" officeooo:paragraph-rsid="003df4d7"/>
    </style:style>
    <style:style style:name="P37" style:family="paragraph" style:parent-style-name="Standard">
      <style:text-properties fo:language="en" fo:country="US" officeooo:rsid="00425f6a" officeooo:paragraph-rsid="00425f6a"/>
    </style:style>
    <style:style style:name="P38" style:family="paragraph" style:parent-style-name="Standard">
      <style:text-properties fo:font-size="8pt" fo:language="en" fo:country="US" officeooo:rsid="0033bb29" officeooo:paragraph-rsid="0033bb29" style:font-size-asian="8pt" style:font-size-complex="8pt"/>
    </style:style>
    <style:style style:name="P39"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40" style:family="paragraph" style:parent-style-name="Standard">
      <style:paragraph-properties fo:margin-left="0.4925in" fo:margin-right="0in" fo:text-indent="0in" style:auto-text-indent="false"/>
      <style:text-properties fo:language="en" fo:country="US" fo:font-style="italic" officeooo:rsid="0019c478" officeooo:paragraph-rsid="0019c478" style:font-style-asian="italic" style:font-style-complex="italic"/>
    </style:style>
    <style:style style:name="P41"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42"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3" style:family="paragraph" style:parent-style-name="Text_20_body">
      <style:text-properties fo:language="en" fo:country="US" officeooo:rsid="002b435b" officeooo:paragraph-rsid="002b435b"/>
    </style:style>
    <style:style style:name="P44" style:family="paragraph" style:parent-style-name="Text_20_body">
      <style:text-properties fo:language="en" fo:country="US" officeooo:rsid="002b435b" officeooo:paragraph-rsid="002bd7da"/>
    </style:style>
    <style:style style:name="P45" style:family="paragraph" style:parent-style-name="Text_20_body">
      <style:text-properties fo:language="en" fo:country="US" officeooo:rsid="002d4bb9" officeooo:paragraph-rsid="002d4bb9"/>
    </style:style>
    <style:style style:name="P46" style:family="paragraph" style:parent-style-name="Text_20_body">
      <style:text-properties fo:language="en" fo:country="US" officeooo:rsid="0030df14" officeooo:paragraph-rsid="0030df14"/>
    </style:style>
    <style:style style:name="P47" style:family="paragraph" style:parent-style-name="Text_20_body">
      <style:text-properties fo:language="en" fo:country="US" officeooo:rsid="003c5ef1" officeooo:paragraph-rsid="003c5ef1"/>
    </style:style>
    <style:style style:name="P48" style:family="paragraph" style:parent-style-name="Text_20_body">
      <style:text-properties fo:language="en" fo:country="US" officeooo:rsid="0043d586" officeooo:paragraph-rsid="0043d586"/>
    </style:style>
    <style:style style:name="P49"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50"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51"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52"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2d4bb9" style:font-size-asian="11pt" style:font-style-asian="normal" style:font-size-complex="11pt" style:font-style-complex="normal"/>
    </style:style>
    <style:style style:name="P53" style:family="paragraph" style:parent-style-name="Title">
      <style:text-properties fo:language="en" fo:country="US"/>
    </style:style>
    <style:style style:name="P54" style:family="paragraph" style:parent-style-name="Standard">
      <style:paragraph-properties fo:break-before="page"/>
      <style:text-properties fo:language="en" fo:country="US" officeooo:rsid="0027b24a" officeooo:paragraph-rsid="0027b24a"/>
    </style:style>
    <style:style style:name="P55" style:family="paragraph" style:parent-style-name="Text_20_body">
      <style:text-properties officeooo:rsid="00425f6a" officeooo:paragraph-rsid="00425f6a"/>
    </style:style>
    <style:style style:name="P56" style:family="paragraph" style:parent-style-name="Text_20_body">
      <style:text-properties officeooo:rsid="0045bda8" officeooo:paragraph-rsid="0045bda8"/>
    </style:style>
    <style:style style:name="P57" style:family="paragraph" style:parent-style-name="Standard" style:list-style-name="">
      <style:text-properties fo:language="en" fo:country="US" officeooo:rsid="002db756" officeooo:paragraph-rsid="0030df14"/>
    </style:style>
    <style:style style:name="P58" style:family="paragraph" style:parent-style-name="Standard">
      <style:text-properties fo:font-size="8pt" fo:language="en" fo:country="US" officeooo:rsid="0033bb29" officeooo:paragraph-rsid="0033bb29" style:font-size-asian="8pt" style:font-size-complex="8pt"/>
    </style:style>
    <style:style style:name="P59" style:family="paragraph" style:parent-style-name="Heading_20_3">
      <style:text-properties fo:language="en" fo:country="US"/>
    </style:style>
    <style:style style:name="P60" style:family="paragraph" style:parent-style-name="Heading_20_3">
      <style:text-properties fo:language="en" fo:country="US" officeooo:rsid="0027b24a" officeooo:paragraph-rsid="00298528"/>
    </style:style>
    <style:style style:name="P61" style:family="paragraph" style:parent-style-name="Heading_20_3">
      <style:text-properties fo:language="en" fo:country="US" officeooo:paragraph-rsid="002b41d5"/>
    </style:style>
    <style:style style:name="P62" style:family="paragraph" style:parent-style-name="Heading_20_3">
      <style:text-properties fo:language="en" fo:country="US" officeooo:rsid="002b435b" officeooo:paragraph-rsid="002b435b"/>
    </style:style>
    <style:style style:name="P63" style:family="paragraph" style:parent-style-name="Heading_20_3">
      <style:text-properties fo:language="en" fo:country="US" officeooo:paragraph-rsid="002b435b"/>
    </style:style>
    <style:style style:name="P64" style:family="paragraph" style:parent-style-name="Heading_20_3">
      <style:text-properties fo:language="en" fo:country="US" officeooo:paragraph-rsid="002d6ebd"/>
    </style:style>
    <style:style style:name="P65" style:family="paragraph" style:parent-style-name="Heading_20_3">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Heading_20_2">
      <style:paragraph-properties fo:break-before="page"/>
      <style:text-properties fo:language="en" fo:country="US"/>
    </style:style>
    <style:style style:name="P68" style:family="paragraph" style:parent-style-name="Heading_20_1">
      <style:text-properties fo:language="en" fo:country="US"/>
    </style:style>
    <style:style style:name="P69" style:family="paragraph" style:parent-style-name="Heading_20_1" style:list-style-name="">
      <style:text-properties fo:language="en" fo:country="US"/>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425f6a"/>
    </style:style>
    <style:style style:name="T3" style:family="text">
      <style:text-properties officeooo:rsid="00336643"/>
    </style:style>
    <style:style style:name="T4" style:family="text">
      <style:text-properties officeooo:rsid="0018d753"/>
    </style:style>
    <style:style style:name="T5" style:family="text">
      <style:text-properties officeooo:rsid="0019c478"/>
    </style:style>
    <style:style style:name="T6" style:family="text">
      <style:text-properties officeooo:rsid="0019ebb7"/>
    </style:style>
    <style:style style:name="T7" style:family="text">
      <style:text-properties officeooo:rsid="001bdd3e"/>
    </style:style>
    <style:style style:name="T8" style:family="text">
      <style:text-properties officeooo:rsid="001e1a07"/>
    </style:style>
    <style:style style:name="T9" style:family="text">
      <style:text-properties officeooo:rsid="001f3611"/>
    </style:style>
    <style:style style:name="T10" style:family="text">
      <style:text-properties officeooo:rsid="0020ad47"/>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228041"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25172d" style:font-style-asian="italic" style:font-weight-asian="bold" style:font-style-complex="italic" style:font-weight-complex="bold"/>
    </style:style>
    <style:style style:name="T14" style:family="text">
      <style:text-properties officeooo:rsid="00215e47"/>
    </style:style>
    <style:style style:name="T15" style:family="text">
      <style:text-properties officeooo:rsid="00226e74"/>
    </style:style>
    <style:style style:name="T16" style:family="text">
      <style:text-properties officeooo:rsid="0025172d"/>
    </style:style>
    <style:style style:name="T17" style:family="text">
      <style:text-properties officeooo:rsid="00262fb6"/>
    </style:style>
    <style:style style:name="T18" style:family="text">
      <style:text-properties officeooo:rsid="001febee"/>
    </style:style>
    <style:style style:name="T19" style:family="text">
      <style:text-properties officeooo:rsid="0041b734"/>
    </style:style>
    <style:style style:name="T20" style:family="text">
      <style:text-properties officeooo:rsid="00271efe"/>
    </style:style>
    <style:style style:name="T21" style:family="text">
      <style:text-properties officeooo:rsid="00298528"/>
    </style:style>
    <style:style style:name="T22" style:family="text">
      <style:text-properties officeooo:rsid="0029d493"/>
    </style:style>
    <style:style style:name="T23" style:family="text">
      <style:text-properties officeooo:rsid="002a8739"/>
    </style:style>
    <style:style style:name="T24" style:family="text">
      <style:text-properties officeooo:rsid="002b41d5"/>
    </style:style>
    <style:style style:name="T25" style:family="text">
      <style:text-properties officeooo:rsid="002b435b"/>
    </style:style>
    <style:style style:name="T26" style:family="text">
      <style:text-properties officeooo:rsid="002d6ebd"/>
    </style:style>
    <style:style style:name="T27" style:family="text">
      <style:text-properties officeooo:rsid="002db756"/>
    </style:style>
    <style:style style:name="T28" style:family="text">
      <style:text-properties officeooo:rsid="002f455e"/>
    </style:style>
    <style:style style:name="T29" style:family="text">
      <style:text-properties officeooo:rsid="00305d03"/>
    </style:style>
    <style:style style:name="T30" style:family="text">
      <style:text-properties officeooo:rsid="0030df14"/>
    </style:style>
    <style:style style:name="T31" style:family="text">
      <style:text-properties officeooo:rsid="003319ad"/>
    </style:style>
    <style:style style:name="T32" style:family="text">
      <style:text-properties officeooo:rsid="003c4f3b"/>
    </style:style>
    <style:style style:name="T33" style:family="text">
      <style:text-properties officeooo:rsid="003f96e4"/>
    </style:style>
    <style:style style:name="T34" style:family="text">
      <style:text-properties officeooo:rsid="0040501b"/>
    </style:style>
    <style:style style:name="T35" style:family="text">
      <style:text-properties officeooo:rsid="00468742"/>
    </style:style>
    <style:style style:name="T36" style:family="text">
      <style:text-properties fo:font-weight="bold" style:font-weight-asian="bold" style:font-weight-complex="bold"/>
    </style:style>
    <style:style style:name="T37" style:family="text">
      <style:text-properties officeooo:rsid="004759fc"/>
    </style:style>
    <style:style style:name="T38" style:family="text">
      <style:text-properties officeooo:rsid="0048d24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PS30 sensor</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2085_4119819689" text:style-name="Index_20_Link" text:visited-style-name="Index_20_Link">1. Background<text:tab/>3</text:a></text:p>
          <text:p text:style-name="P72"><text:a xlink:type="simple" xlink:href="#__RefHeading___Toc2087_4119819689" text:style-name="Index_20_Link" text:visited-style-name="Index_20_Link">2. Hardware connection<text:tab/>4</text:a></text:p>
          <text:p text:style-name="P73"><text:a xlink:type="simple" xlink:href="#__RefHeading___Toc2089_4119819689" text:style-name="Index_20_Link" text:visited-style-name="Index_20_Link">2.1 UART communication<text:tab/>4</text:a></text:p>
          <text:p text:style-name="P74"><text:a xlink:type="simple" xlink:href="#__RefHeading___Toc2091_4119819689" text:style-name="Index_20_Link" text:visited-style-name="Index_20_Link">2.1.1 ESP32<text:tab/>4</text:a></text:p>
          <text:p text:style-name="P74"><text:a xlink:type="simple" xlink:href="#__RefHeading___Toc2093_4119819689" text:style-name="Index_20_Link" text:visited-style-name="Index_20_Link">2.1.2 ATMEGA2560<text:tab/>4</text:a></text:p>
          <text:p text:style-name="P74"><text:a xlink:type="simple" xlink:href="#__RefHeading___Toc2095_4119819689" text:style-name="Index_20_Link" text:visited-style-name="Index_20_Link">2.1.3 Failed UNO R3<text:tab/>4</text:a></text:p>
          <text:p text:style-name="P74"><text:a xlink:type="simple" xlink:href="#__RefHeading___Toc2097_4119819689" text:style-name="Index_20_Link" text:visited-style-name="Index_20_Link">2.1.4 Failed ESP8266<text:tab/>4</text:a></text:p>
          <text:p text:style-name="P73"><text:a xlink:type="simple" xlink:href="#__RefHeading___Toc2099_4119819689" text:style-name="Index_20_Link" text:visited-style-name="Index_20_Link">2.2 I2C communication<text:tab/>5</text:a></text:p>
          <text:p text:style-name="P74"><text:a xlink:type="simple" xlink:href="#__RefHeading___Toc2101_4119819689" text:style-name="Index_20_Link" text:visited-style-name="Index_20_Link">2.2.1 ESP32<text:tab/>5</text:a></text:p>
          <text:p text:style-name="P74"><text:a xlink:type="simple" xlink:href="#__RefHeading___Toc2103_4119819689" text:style-name="Index_20_Link" text:visited-style-name="Index_20_Link">2.2.2 ATMEGA2560<text:tab/>5</text:a></text:p>
          <text:p text:style-name="P74"><text:a xlink:type="simple" xlink:href="#__RefHeading___Toc2105_4119819689" text:style-name="Index_20_Link" text:visited-style-name="Index_20_Link">2.2.3 UNO R3<text:tab/>5</text:a></text:p>
          <text:p text:style-name="P74"><text:a xlink:type="simple" xlink:href="#__RefHeading___Toc2126_4119819689" text:style-name="Index_20_Link" text:visited-style-name="Index_20_Link">2.2.4 ESP8266<text:tab/>6</text:a></text:p>
          <text:p text:style-name="P72"><text:a xlink:type="simple" xlink:href="#__RefHeading___Toc2128_4119819689" text:style-name="Index_20_Link" text:visited-style-name="Index_20_Link">3. Software<text:tab/>6</text:a></text:p>
          <text:p text:style-name="P73"><text:a xlink:type="simple" xlink:href="#__RefHeading___Toc2176_4119819689" text:style-name="Index_20_Link" text:visited-style-name="Index_20_Link">3.1 Examples overview<text:tab/>6</text:a></text:p>
          <text:p text:style-name="P74"><text:a xlink:type="simple" xlink:href="#__RefHeading___Toc2178_4119819689" text:style-name="Index_20_Link" text:visited-style-name="Index_20_Link">3.1.1 Basic reading<text:tab/>6</text:a></text:p>
          <text:p text:style-name="P74"><text:a xlink:type="simple" xlink:href="#__RefHeading___Toc2180_4119819689" text:style-name="Index_20_Link" text:visited-style-name="Index_20_Link">3.1.2 Basic reading with fan-clean<text:tab/>6</text:a></text:p>
          <text:p text:style-name="P74"><text:a xlink:type="simple" xlink:href="#__RefHeading___Toc2182_4119819689" text:style-name="Index_20_Link" text:visited-style-name="Index_20_Link">3.1.3 Basic reading specific data &amp; order<text:tab/>6</text:a></text:p>
          <text:p text:style-name="P74"><text:a xlink:type="simple" xlink:href="#__RefHeading___Toc1244_2411888451" text:style-name="Index_20_Link" text:visited-style-name="Index_20_Link">3.1.4 Basic reading with DS18X20<text:tab/>6</text:a></text:p>
          <text:p text:style-name="P74"><text:a xlink:type="simple" xlink:href="#__RefHeading___Toc1248_2411888451" text:style-name="Index_20_Link" text:visited-style-name="Index_20_Link">3.1.5 Basic reading with BME280<text:tab/>7</text:a></text:p>
          <text:p text:style-name="P74"><text:a xlink:type="simple" xlink:href="#__RefHeading___Toc1377_334723130" text:style-name="Index_20_Link" text:visited-style-name="Index_20_Link">3.1.6 SPS30 plotter<text:tab/>7</text:a></text:p>
          <text:p text:style-name="P74"><text:a xlink:type="simple" xlink:href="#__RefHeading___Toc3271_1793787576" text:style-name="Index_20_Link" text:visited-style-name="Index_20_Link">3.1.7 SPS30 and SCD30<text:tab/>7</text:a></text:p>
          <text:p text:style-name="P73"><text:a xlink:type="simple" xlink:href="#__RefHeading___Toc2130_4119819689" text:style-name="Index_20_Link" text:visited-style-name="Index_20_Link">3.2 Overview of user level calls.<text:tab/>8</text:a></text:p>
          <text:p text:style-name="P74"><text:a xlink:type="simple" xlink:href="#__RefHeading___Toc2132_4119819689" text:style-name="Index_20_Link" text:visited-style-name="Index_20_Link">3.2.1 EnableDebugging(act)<text:tab/>8</text:a></text:p>
          <text:p text:style-name="P74"><text:a xlink:type="simple" xlink:href="#__RefHeading___Toc2134_4119819689" text:style-name="Index_20_Link" text:visited-style-name="Index_20_Link">3.2.2 SetSerialPin( rx, tx)<text:tab/>8</text:a></text:p>
          <text:p text:style-name="P74"><text:a xlink:type="simple" xlink:href="#__RefHeading___Toc2136_4119819689" text:style-name="Index_20_Link" text:visited-style-name="Index_20_Link">3.2.3 begin(Comms_port)<text:tab/>8</text:a></text:p>
          <text:p text:style-name="P74"><text:a xlink:type="simple" xlink:href="#__RefHeading___Toc2138_4119819689" text:style-name="Index_20_Link" text:visited-style-name="Index_20_Link">3.2.4 probe()<text:tab/>8</text:a></text:p>
          <text:p text:style-name="P74"><text:a xlink:type="simple" xlink:href="#__RefHeading___Toc2140_4119819689" text:style-name="Index_20_Link" text:visited-style-name="Index_20_Link">3.2.5 reset()<text:tab/>8</text:a></text:p>
          <text:p text:style-name="P74"><text:a xlink:type="simple" xlink:href="#__RefHeading___Toc2142_4119819689" text:style-name="Index_20_Link" text:visited-style-name="Index_20_Link">3.2.6 start()<text:tab/>9</text:a></text:p>
          <text:p text:style-name="P74"><text:a xlink:type="simple" xlink:href="#__RefHeading___Toc2144_4119819689" text:style-name="Index_20_Link" text:visited-style-name="Index_20_Link">3.2.7 stop()<text:tab/>9</text:a></text:p>
          <text:p text:style-name="P74"><text:a xlink:type="simple" xlink:href="#__RefHeading___Toc2146_4119819689" text:style-name="Index_20_Link" text:visited-style-name="Index_20_Link">3.2.8 clean()<text:tab/>9</text:a></text:p>
          <text:p text:style-name="P74"><text:a xlink:type="simple" xlink:href="#__RefHeading___Toc2155_4119819689" text:style-name="Index_20_Link" text:visited-style-name="Index_20_Link">3.2.9 GetAutoCleanInt(uint32_t *val)<text:tab/>9</text:a></text:p>
          <text:p text:style-name="P74"><text:a xlink:type="simple" xlink:href="#__RefHeading___Toc2157_4119819689" text:style-name="Index_20_Link" text:visited-style-name="Index_20_Link">3.2.10 SetAutoCleanInt(uint32_t val)<text:tab/>9</text:a></text:p>
          <text:p text:style-name="P74"><text:a xlink:type="simple" xlink:href="#__RefHeading___Toc2159_4119819689" text:style-name="Index_20_Link" text:visited-style-name="Index_20_Link">3.2.11 GetErrDescription(code, *buf, len)<text:tab/>9</text:a></text:p>
          <text:p text:style-name="P74"><text:a xlink:type="simple" xlink:href="#__RefHeading___Toc2161_4119819689" text:style-name="Index_20_Link" text:visited-style-name="Index_20_Link">3.2.12 GetSerialNumber(*buf, len)<text:tab/>9</text:a></text:p>
          <text:p text:style-name="P74"><text:a xlink:type="simple" xlink:href="#__RefHeading___Toc2163_4119819689" text:style-name="Index_20_Link" text:visited-style-name="Index_20_Link">3.2.13 GetArticleCode(*buf, len)<text:tab/>9</text:a></text:p>
          <text:p text:style-name="P74"><text:a xlink:type="simple" xlink:href="#__RefHeading___Toc2165_4119819689" text:style-name="Index_20_Link" text:visited-style-name="Index_20_Link">3.2.14 GetProductName(*buf, len)<text:tab/>9</text:a></text:p>
          <text:p text:style-name="P74"><text:a xlink:type="simple" xlink:href="#__RefHeading___Toc2167_4119819689" text:style-name="Index_20_Link" text:visited-style-name="Index_20_Link">3.2.15 GetValues(struct sps_values *v)<text:tab/>10</text:a></text:p>
          <text:p text:style-name="P74"><text:a xlink:type="simple" xlink:href="#__RefHeading___Toc2169_4119819689" text:style-name="Index_20_Link" text:visited-style-name="Index_20_Link">3.2.16 GetSpecific value()<text:tab/>10</text:a></text:p>
          <text:p text:style-name="P73"><text:a xlink:type="simple" xlink:href="#__RefHeading___Toc2186_4119819689" text:style-name="Index_20_Link" text:visited-style-name="Index_20_Link">3.3 Driver configuration<text:tab/>11</text:a></text:p>
          <text:p text:style-name="P74"><text:a xlink:type="simple" xlink:href="#__RefHeading___Toc2188_4119819689" text:style-name="Index_20_Link" text:visited-style-name="Index_20_Link">3.3.1 Automatic configuration<text:tab/>11</text:a></text:p>
          <text:p text:style-name="P74"><text:a xlink:type="simple" xlink:href="#__RefHeading___Toc2190_4119819689" text:style-name="Index_20_Link" text:visited-style-name="Index_20_Link">3.3.2 Exclude I2C communication code<text:tab/>11</text:a></text:p>
          <text:p text:style-name="P74"><text:a xlink:type="simple" xlink:href="#__RefHeading___Toc2192_4119819689" text:style-name="Index_20_Link" text:visited-style-name="Index_20_Link">3.3.3 Exclude UART communication code<text:tab/>11</text:a></text:p>
          <text:p text:style-name="P74"><text:a xlink:type="simple" xlink:href="#__RefHeading___Toc1368_3185630872" text:style-name="Index_20_Link" text:visited-style-name="Index_20_Link">3.3.4 Exclude Software Serial communication code<text:tab/>11</text:a></text:p>
          <text:p text:style-name="P74"><text:soft-page-break/><text:a xlink:type="simple" xlink:href="#__RefHeading___Toc3273_1793787576" text:style-name="Index_20_Link" text:visited-style-name="Index_20_Link">3.3.5 ESP32 / SCD30 / clock stretching library<text:tab/>11</text:a></text:p>
          <text:p text:style-name="P72"><text:a xlink:type="simple" xlink:href="#__RefHeading___Toc2107_4119819689" text:style-name="Index_20_Link" text:visited-style-name="Index_20_Link">4. I2C communication<text:tab/>12</text:a></text:p>
          <text:p text:style-name="P73"><text:a xlink:type="simple" xlink:href="#__RefHeading___Toc2109_4119819689" text:style-name="Index_20_Link" text:visited-style-name="Index_20_Link">4.1 Buffer length 32 bytes<text:tab/>12</text:a></text:p>
          <text:p text:style-name="P73"><text:a xlink:type="simple" xlink:href="#__RefHeading___Toc2111_4119819689" text:style-name="Index_20_Link" text:visited-style-name="Index_20_Link">4.2 Device Info.<text:tab/>13</text:a></text:p>
          <text:p text:style-name="P73"><text:a xlink:type="simple" xlink:href="#__RefHeading___Toc2113_4119819689" text:style-name="Index_20_Link" text:visited-style-name="Index_20_Link">4.3 Read Measured Values restriction<text:tab/>13</text:a></text:p>
          <text:p text:style-name="P72"><text:a xlink:type="simple" xlink:href="#__RefHeading___Toc2194_4119819689" text:style-name="Index_20_Link" text:visited-style-name="Index_20_Link">Appendix A : Error messages<text:tab/>14</text:a></text:p>
          <text:p text:style-name="P72"><text:a xlink:type="simple" xlink:href="#__RefHeading___Toc1504_2411888451" text:style-name="Index_20_Link" text:visited-style-name="Index_20_Link">Appendix B : some example output<text:tab/>15</text:a></text:p>
          <text:p text:style-name="P73"><text:a xlink:type="simple" xlink:href="#__RefHeading___Toc1506_2411888451" text:style-name="Index_20_Link" text:visited-style-name="Index_20_Link">Example 1 : basic reading<text:tab/>15</text:a></text:p>
          <text:p text:style-name="P73"><text:a xlink:type="simple" xlink:href="#__RefHeading___Toc1508_2411888451" text:style-name="Index_20_Link" text:visited-style-name="Index_20_Link">Example 5 : basic reading with BME280<text:tab/>15</text:a></text:p>
          <text:p text:style-name="P73"><text:a xlink:type="simple" xlink:href="#__RefHeading___Toc3304_1793787576" text:style-name="Index_20_Link" text:visited-style-name="Index_20_Link">Example 7 : basic reading with SCD30<text:tab/>16</text:a></text:p>
        </text:index-body>
      </text:table-of-content>
      <text:p text:style-name="P7"/>
      <text:h text:style-name="P71" text:outline-level="1"><text:bookmark-start text:name="__RefHeading___Toc2085_4119819689"/>1. <text:span text:style-name="T28">B</text:span>ackground<text:bookmark-end text:name="__RefHeading___Toc2085_4119819689"/></text:h>
      <text:p text:style-name="P7"/>
      <text:p text:style-name="P30">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p>
      <text:p text:style-name="P9"/>
      <text:p text:style-name="P5"><text:span text:style-name="T18">The</text:span> board <text:span text:style-name="T19">is</text:span> <text:span text:style-name="T19">relative new at the time of writing this documentation and as such a lot of preliminary documents from supplier. Actually the documentation looks to be very incorrect on a number of places that I will point to in this document.</text:span></text:p>
      <text:p text:style-name="P5"/>
      <text:p text:style-name="P31">While there is a driver available from Sensirion it is very modular, to a point where it feel to be over engineered. Also I looked to be half-library as I did not find good user examples for Arduino / ESP32. Hence I wrote the driver from scratch and it will support UART communication (different serial ports) as well as I2C.</text:p>
      <text:p text:style-name="P5"/>
      <text:p text:style-name="P7">This is the first step. The next step is <text:span text:style-name="T29">more examples, </text:span>WIFI connection with ESP32 and compare with other sensors.</text:p>
      <text:p text:style-name="P6"/>
      <text:p text:style-name="P6"/>
      <text:p text:style-name="P4">Paul van Haastrecht</text:p>
      <text:p text:style-name="P4">paulvha@hotmail.com</text:p>
      <text:h text:style-name="P71" text:outline-level="1"><text:bookmark-start text:name="__RefHeading___Toc2087_4119819689"/>2. Hardware connection<text:bookmark-end text:name="__RefHeading___Toc2087_4119819689"/></text:h>
      <text:p text:style-name="P7"/>
      <text:p text:style-name="P7">Depending on UART or I2C the connections are different.</text:p>
      <text:p text:style-name="P7"/>
      <text:h text:style-name="P66" text:outline-level="2"><text:bookmark-start text:name="__RefHeading___Toc2089_4119819689"/>2.1 UART <text:span text:style-name="T21">communication</text:span><text:bookmark-end text:name="__RefHeading___Toc2089_4119819689"/></text:h>
      <text:h text:style-name="P59" text:outline-level="3"><text:bookmark-start text:name="__RefHeading___Toc2091_4119819689"/>2.1.1 ESP32<text:bookmark-end text:name="__RefHeading___Toc2091_4119819689"/></text:h>
      <text:p text:style-name="P7">Using serial port1, setting the RX-pin(25) and TX-pin(26)</text:p>
      <text:p text:style-name="P7">Different setup can be configured in the sketch.</text:p>
      <text:p text:style-name="P7"/>
      <text:p text:style-name="P7">SPS30 pin <text:s text:c="4"/>ESP32</text:p>
      <text:p text:style-name="P7">1 VCC -------- VUSB</text:p>
      <text:p text:style-name="P7">2 RX <text:s/>--------- TX <text:s/>pin 26 <text:s/></text:p>
      <text:p text:style-name="P7">3 TX <text:s/>--------- RX <text:s/>pin 25</text:p>
      <text:p text:style-name="P7">4 Select <text:s text:c="10"/>(NOT CONNECTED)</text:p>
      <text:p text:style-name="P7">5 GND -------- GND</text:p>
      <text:p text:style-name="P7"/>
      <text:p text:style-name="P7">Also successfully tested on Serial2 (default pins TX:17, RX: 16)</text:p>
      <text:p text:style-name="P7">NO level shifter is needed as the SPS30 is TTL 5V and LVTTL 3.3V compatible</text:p>
      <text:p text:style-name="P7"/>
      <text:h text:style-name="P59" text:outline-level="3"><text:bookmark-start text:name="__RefHeading___Toc2093_4119819689"/>2.1.2 <text:s/>ATMEGA2560<text:bookmark-end text:name="__RefHeading___Toc2093_4119819689"/></text:h>
      <text:p text:style-name="P7">Used SerialPort2. No need to set/change RX or TX pin</text:p>
      <text:p text:style-name="P7">SPS30 pin <text:s text:c="5"/>ATMEGA</text:p>
      <text:p text:style-name="P7">1 VCC -------- 5V</text:p>
      <text:p text:style-name="P7">2 RX <text:s/>--------- <text:s/>TX2 <text:s/>pin 16 <text:s/></text:p>
      <text:p text:style-name="P7">3 TX <text:s/>--------- <text:s/>RX2 <text:s/>pin 17</text:p>
      <text:p text:style-name="P7">4 Select <text:s text:c="10"/>(NOT CONNECTED)</text:p>
      <text:p text:style-name="P7">5 GND -------- GND </text:p>
      <text:p text:style-name="P7"/>
      <text:p text:style-name="P8">Also successfully tested on SerialPort1 and Serialport3 </text:p>
      <text:p text:style-name="P7"/>
      <text:h text:style-name="P59" text:outline-level="3"><text:bookmark-start text:name="__RefHeading___Toc2095_4119819689"/><text:span text:style-name="T20">2</text:span>.<text:span text:style-name="T20">1.3</text:span> <text:span text:style-name="T21">Failed </text:span>UNO <text:span text:style-name="T21">R3</text:span><text:bookmark-end text:name="__RefHeading___Toc2095_4119819689"/></text:h>
      <text:p text:style-name="P10">Failed as I h<text:span text:style-name="T17">ad to use softserial as there is not a separate serial port. But as the SPS30 </text:span></text:p>
      <text:p text:style-name="P7">is only working on 115K the connection failed all the time with CRC errors. <text:span text:style-name="T3">(see 2.2.3)</text:span></text:p>
      <text:p text:style-name="P7"/>
      <text:p text:style-name="P7"/>
      <text:h text:style-name="P59" text:outline-level="3"><text:bookmark-start text:name="__RefHeading___Toc2097_4119819689"/><text:span text:style-name="T20">2.1.4 Failed </text:span>ESP8266<text:bookmark-end text:name="__RefHeading___Toc2097_4119819689"/></text:h>
      <text:p text:style-name="P7"><text:span text:style-name="T34">A</text:span>s the power is only 3V3 (the SPS30 needs 5V) and one has to use softserial <text:span text:style-name="T34">which failed with 115K speed</text:span></text:p>
      <text:p text:style-name="P7"/>
      <text:p text:style-name="P7"/>
      <text:h text:style-name="P67" text:outline-level="2"><text:bookmark-start text:name="__RefHeading___Toc2099_4119819689"/>2.2 I2C communication<text:bookmark-end text:name="__RefHeading___Toc2099_4119819689"/></text:h>
      <text:p text:style-name="P11"/>
      <text:p text:style-name="P11">As documented in the datasheet, make sure to use external 10K pull-up resistor on both the SDA and SCL lines. Otherwise the communication with the sensor will fail random.</text:p>
      <text:p text:style-name="P11"/>
      <text:h text:style-name="P59" text:outline-level="3"><text:bookmark-start text:name="__RefHeading___Toc2101_4119819689"/>2.2.1 ESP32<text:bookmark-end text:name="__RefHeading___Toc2101_4119819689"/></text:h>
      <text:p text:style-name="P11"/>
      <text:p text:style-name="P11">SPS30 pin <text:s text:c="4"/>ESP32</text:p>
      <text:p text:style-name="P11">1 VCC -------- VUSB</text:p>
      <text:p text:style-name="P11">2 SDA -------- SDA (pin 21)</text:p>
      <text:p text:style-name="P11">3 SCL -------- <text:s/>SCL (pin 22)</text:p>
      <text:p text:style-name="P11">4 Select ------ <text:s/>GND (select I2c)</text:p>
      <text:p text:style-name="P11">5 GND ------- <text:s/>GND </text:p>
      <text:p text:style-name="P11"/>
      <text:p text:style-name="P36">The pull-up resistors should be to 3V3.</text:p>
      <text:p text:style-name="P36"/>
      <text:h text:style-name="P59" text:outline-level="3"><text:bookmark-start text:name="__RefHeading___Toc2103_4119819689"/>2.2.2 ATMEGA2560<text:bookmark-end text:name="__RefHeading___Toc2103_4119819689"/></text:h>
      <text:p text:style-name="P11"/>
      <text:p text:style-name="P11">SPS30 pin <text:s text:c="4"/>ATMEGA</text:p>
      <text:p text:style-name="P11">1 VCC -------- 5V</text:p>
      <text:p text:style-name="P11">2 SDA -------- SDA</text:p>
      <text:p text:style-name="P11">3 SCL --------- SCL </text:p>
      <text:p text:style-name="P11">4 Select ------- GND <text:s/>(select I2c)</text:p>
      <text:p text:style-name="P11">5 GND -------- GND </text:p>
      <text:p text:style-name="P11"/>
      <text:h text:style-name="P59" text:outline-level="3"><text:bookmark-start text:name="__RefHeading___Toc2105_4119819689"/>2.2.3 UNO R3<text:bookmark-end text:name="__RefHeading___Toc2105_4119819689"/></text:h>
      <text:p text:style-name="P11"/>
      <text:p text:style-name="P11">SPS30 pin <text:s text:c="4"/>UNO</text:p>
      <text:p text:style-name="P11">1 VCC ------- 5V</text:p>
      <text:p text:style-name="P11">2 SDA ------- A4</text:p>
      <text:p text:style-name="P11">3 SCL -------- A5 </text:p>
      <text:p text:style-name="P11">4 Select ------ GND <text:s/>(select I2c)</text:p>
      <text:p text:style-name="P11">5 GND ------- GND </text:p>
      <text:p text:style-name="P11"><text:s text:c="3"/></text:p>
      <text:p text:style-name="P34"><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1"/>
      <text:p text:style-name="P54"/>
      <text:h text:style-name="P60" text:outline-level="3"><text:bookmark-start text:name="__RefHeading___Toc2126_4119819689"/><text:span text:style-name="T20">2.2.4 </text:span>ESP8266<text:bookmark-end text:name="__RefHeading___Toc2126_4119819689"/></text:h>
      <text:p text:style-name="P12"/>
      <text:p text:style-name="P12">SPS30 pin <text:s text:c="4"/>External <text:s text:c="4"/>ESP8266</text:p>
      <text:p text:style-name="P12">1 VCC -------- 5V</text:p>
      <text:p text:style-name="P12">2 SDA ----------------------- <text:s/>SDA</text:p>
      <text:p text:style-name="P12">3 SCL ------------------------ SCL </text:p>
      <text:p text:style-name="P12">4 Select ---------------------- GND <text:s/>(select I2c)</text:p>
      <text:p text:style-name="P12">5 GND ------- GND -------- GND</text:p>
      <text:p text:style-name="P12"/>
      <text:p text:style-name="P36"><text:bookmark-start text:name="__DdeLink__1389_334723130"/>The pull-up resistors should be to 3V3 from the ESP8266.<text:bookmark-end text:name="__DdeLink__1389_334723130"/></text:p>
      <text:h text:style-name="P68" text:outline-level="1"><text:bookmark-start text:name="__RefHeading___Toc2128_4119819689"/>3. Software<text:bookmark-end text:name="__RefHeading___Toc2128_4119819689"/></text:h>
      <text:p text:style-name="P12">This software has been written from scratch. <text:span text:style-name="T33">The driver has </text:span>no dependencies on other libraries, <text:span text:style-name="T33">some examples have. </text:span><text:s/><text:span text:style-name="T22">It has a number of user level calls to set and get data from the SPS30 and can be used independent of the communication channel setting. The I2C communication however has its restrictions. See chapter 4.</text:span></text:p>
      <text:h text:style-name="P66" text:outline-level="2"><text:bookmark-start text:name="__RefHeading___Toc2176_4119819689"/>3.1 <text:s/>Examples overview<text:bookmark-end text:name="__RefHeading___Toc2176_4119819689"/></text:h>
      <text:p text:style-name="P46">At the top of each sketch there is detailed information about the hardware connections and dependencies on external libraries.</text:p>
      <text:h text:style-name="P59" text:outline-level="3"><text:bookmark-start text:name="__RefHeading___Toc2178_4119819689"/>3.1.1 Basic reading<text:bookmark-end text:name="__RefHeading___Toc2178_4119819689"/></text:h>
      <text:p text:style-name="P14">This sketch will detect an SPS30 and read and display all the data every 3 seconds</text:p>
      <text:p text:style-name="P14">It will allow to configure for communication channel, serial-RX and TX pins as well as debug level.</text:p>
      <text:p text:style-name="P14"/>
      <text:h text:style-name="P59" text:outline-level="3"><text:bookmark-start text:name="__RefHeading___Toc2180_4119819689"/>3.1.2 Basic reading with <text:span text:style-name="T31">fan-</text:span>clean <text:bookmark-end text:name="__RefHeading___Toc2180_4119819689"/></text:h>
      <text:p text:style-name="P14">This sketch will detect an SPS30, read the current auto clean interval, optionally set new auto clean interval or force a manual fan-clean. After that it wile <text:s/>read and display all the data every 3 seconds. </text:p>
      <text:p text:style-name="P14">It will allow to configure for communication channel, serial-RX and TX pins, debug level and options to set the auto clean interval or force a manual fan-clean.</text:p>
      <text:p text:style-name="P14"/>
      <text:h text:style-name="P59" text:outline-level="3"><text:bookmark-start text:name="__RefHeading___Toc2182_4119819689"/>3.1.3 <text:span text:style-name="T27">Basic reading specific data &amp; order</text:span><text:bookmark-end text:name="__RefHeading___Toc2182_4119819689"/></text:h>
      <text:p text:style-name="P14">This sketch will detect an SPS30 and allows to set and display specific data in a specific order every 3 seconds. It will allow to configure for communication channel, serial-RX and TX pins, debug level and define the wanted data in a wanted order.</text:p>
      <text:p text:style-name="P14"/>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30">and DS18X20 temperature sensor</text:span> and read and display all the data every 3 seconds. It will allow to configure for <text:span text:style-name="T30">the SPS30 </text:span>communication channel, serial-RX and TX pins as well as debug level. <text:span text:style-name="T30">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30">https://github.com/PaulStoffregen/OneWire</text:span></text:a><text:span text:style-name="T30">. </text:span>Code for the DS18x20 is based on the DS18x20 example in the onewire library </text:p>
      <text:h text:style-name="P57"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30">and DS18X20 temperature sensor</text:span> and read and display all the data every 3 seconds. It will allow to configure for <text:span text:style-name="T30">the SPS30 </text:span>communication channel, serial-RX and TX pins as well as debug level. <text:span text:style-name="T30">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30">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47">This sketch will detect an SPS30, <text:s/>reads and displays the data every seconds The <text:span text:style-name="T34">output</text:span> format is aimed for the plotter (cntrl+shift+L). It will allow to configure for <text:span text:style-name="T30">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text:bookmark-end text:name="__RefHeading___Toc3271_1793787576"/></text:h>
      <text:p text:style-name="P48">This sketch will detect an SPS30 and SCD30, reads and display data every 3 seconds. It will allow to configure for <text:span text:style-name="T30">the SPS30 </text:span>communication channel, serial-RX and TX pins as well as debug level. <text:span text:style-name="T30">For the </text:span>SCD30<text:span text:style-name="T30">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30">https://github.com/paulvha/scd30</text:span></text:a></text:p>
      <text:p text:style-name="P48"><text:span text:style-name="T36">NOTE:</text:span> on an ESP32 <text:span text:style-name="T35">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35">if a device is constant sending data. </text:span></text:p>
      <text:p text:style-name="P48"><text:s/></text:p>
      <text:h text:style-name="P67" text:outline-level="2"><text:bookmark-start text:name="__RefHeading___Toc2130_4119819689"/>3.<text:span text:style-name="T27">2</text:span> Overview of user level calls.<text:bookmark-end text:name="__RefHeading___Toc2130_4119819689"/></text:h>
      <text:p text:style-name="P15"/>
      <text:h text:style-name="P59" text:outline-level="3"><text:bookmark-start text:name="__RefHeading___Toc2132_4119819689"/>3.2.1 EnableDebugging(act)<text:bookmark-end text:name="__RefHeading___Toc2132_4119819689"/></text:h>
      <text:p text:style-name="P15">Will enable or disabled driver debug messages. Valid options for level of debug </text:p>
      <text:p text:style-name="P15"><text:s/><text:tab/>0 : no debug message <text:s/>(default)</text:p>
      <text:p text:style-name="P15"><text:tab/>1 : sending and receiving data</text:p>
      <text:p text:style-name="P15"><text:tab/>2 : 1 + <text:s/>protocol progress</text:p>
      <text:p text:style-name="P15"><text:s text:c="4"/></text:p>
      <text:h text:style-name="P59" text:outline-level="3"><text:bookmark-start text:name="__RefHeading___Toc2134_4119819689"/>3.2.2 SetSerialPin( rx, <text:s/>tx)<text:bookmark-end text:name="__RefHeading___Toc2134_4119819689"/></text:h>
      <text:p text:style-name="P18">Sets the RX and TX pins to use for softserial or serialport1 on the ESP32. If these communication channels are used the pins must be set before calling begin. <text:span text:style-name="T2">See NOTE 2 with chapter 3.2.3</text:span></text:p>
      <text:p text:style-name="P15"/>
      <text:h text:style-name="P59" text:outline-level="3"><text:bookmark-start text:name="__RefHeading___Toc2136_4119819689"/>3.2.3 begin(Comms_port)<text:bookmark-end text:name="__RefHeading___Toc2136_4119819689"/></text:h>
      <text:p text:style-name="P15">This will initialize the communication <text:span text:style-name="T24">channel</text:span>. Unlike in other sketches, you should NOT first perform a begin ( Serial1.begin()) in the sketch. That is all handled by the driver. <text:s text:c="2"/>The following options are supported :</text:p>
      <text:p text:style-name="P15"/>
      <text:p text:style-name="P13">I2C_COMMS <text:s text:c="13"/><text:tab/>I2C communication</text:p>
      <text:p text:style-name="P13">SOFTWARE_SERIAL <text:s text:c="7"/><text:tab/>Arduino variants (<text:span text:style-name="T22">see </text:span>NOTE)</text:p>
      <text:p text:style-name="P13">SERIALPORT <text:s text:c="12"/><text:tab/>ONLY IF there is NO monitor attached</text:p>
      <text:p text:style-name="P13">SERIALPORT1 <text:s text:c="11"/><text:tab/>Arduino MEGA2560, </text:p>
      <text:p text:style-name="P13"><text:tab/><text:tab/><text:tab/><text:tab/>ESP32 Thing : MUST define pins as defaults are for flash memory</text:p>
      <text:p text:style-name="P13">SERIALPORT2 <text:s text:c="11"/><text:tab/>Arduino MEGA2560 and ESP32<text:tab/><text:span text:style-name="T23">(default is omitted)</text:span></text:p>
      <text:p text:style-name="P13">SERIALPORT3 <text:s text:c="11"/><text:tab/>Arduino MEGA2560 only for now </text:p>
      <text:p text:style-name="P13"><text:s/></text:p>
      <text:p text:style-name="P13">NOTE <text:span text:style-name="T2">1 </text:span>: Softserial has been left in as an option, but as the SPS30 is only working on 115K the connection will probably NOT work on any device.<text:span text:style-name="T2"> See chapter 3.3.4 to excluding Software Serial code.</text:span></text:p>
      <text:p text:style-name="P13"/>
      <text:p text:style-name="P37">NOTE 2: SerialPort1 is only enabled in case of MEGA2560 or ESP32 (with defined RX/TX before)</text:p>
      <text:p text:style-name="P37">On some boards/IDE (like Particle Photon) Serial1 is available as well. To force-enable from the user sketch : <text:s/>set TX and RX pins BOTH to 8, before calling begin().</text:p>
      <text:p text:style-name="P37">l </text:p>
      <text:p text:style-name="P17">Will return ‘true’ if successful, else ‘false’.</text:p>
      <text:p text:style-name="P15"/>
      <text:h text:style-name="P59" text:outline-level="3"><text:bookmark-start text:name="__RefHeading___Toc2138_4119819689"/>3.2.4 probe()<text:bookmark-end text:name="__RefHeading___Toc2138_4119819689"/></text:h>
      <text:p text:style-name="P19">This will try to connect the SPS30 over the requested communication channel.</text:p>
      <text:p text:style-name="P16">Will return ‘true’ if successful, <text:span text:style-name="T24">else ‘false’.</text:span></text:p>
      <text:p text:style-name="P16"/>
      <text:h text:style-name="P59" text:outline-level="3"><text:bookmark-start text:name="__RefHeading___Toc2140_4119819689"/>3.2.5 reset()<text:bookmark-end text:name="__RefHeading___Toc2140_4119819689"/></text:h>
      <text:p text:style-name="P19">This will sent a soft-reset to the SPS-30.</text:p>
      <text:p text:style-name="P16">Will return ‘true’ if successful, <text:span text:style-name="T24">else ‘false’.</text:span></text:p>
      <text:p text:style-name="P16"/>
      <text:h text:style-name="P61" text:outline-level="3"><text:bookmark-start text:name="__RefHeading___Toc2142_4119819689"/><text:soft-page-break/>3.2.<text:span text:style-name="T24">6</text:span> start()<text:bookmark-end text:name="__RefHeading___Toc2142_4119819689"/></text:h>
      <text:p text:style-name="P19">This will sent a start-measurement command <text:s/>to the SPS-30.</text:p>
      <text:p text:style-name="P16">Will return ‘true’ if successful, <text:span text:style-name="T24">else ‘false’.</text:span></text:p>
      <text:p text:style-name="P16"/>
      <text:h text:style-name="P61" text:outline-level="3"><text:bookmark-start text:name="__RefHeading___Toc2144_4119819689"/>3.2.<text:span text:style-name="T24">7</text:span> <text:span text:style-name="T24">stop</text:span>()<text:bookmark-end text:name="__RefHeading___Toc2144_4119819689"/></text:h>
      <text:p text:style-name="P19">This will sent a stop-measurement command <text:s/>to the SPS-30.</text:p>
      <text:p text:style-name="P16">Will return ‘true’ if successful, <text:span text:style-name="T24">else ‘false’.</text:span></text:p>
      <text:p text:style-name="P16"/>
      <text:h text:style-name="P61" text:outline-level="3"><text:bookmark-start text:name="__RefHeading___Toc2146_4119819689"/>3.2.<text:span text:style-name="T24">8</text:span> <text:span text:style-name="T24">clean</text:span>()<text:bookmark-end text:name="__RefHeading___Toc2146_4119819689"/></text:h>
      <text:p text:style-name="P19">This will sent a <text:span text:style-name="T25">manual </text:span>clean fan command to the SPS-30. The fan will spin faster for 10 seconds.</text:p>
      <text:p text:style-name="P19">The SPS30 must be in measurement mode. <text:span text:style-name="T22">Will return ‘true’ if successful, else ‘false’.</text:span></text:p>
      <text:p text:style-name="P19"/>
      <text:h text:style-name="P59" text:outline-level="3"><text:bookmark-start text:name="__RefHeading___Toc2155_4119819689"/>3.2.9 GetAutoCleanInt(uint32_t *val)<text:bookmark-end text:name="__RefHeading___Toc2155_4119819689"/></text:h>
      <text:p text:style-name="P20">This will read the current Auto Fan clean interval from the SPS30 and return that in pointer to ‘val’.</text:p>
      <text:p text:style-name="P20">Will return ‘ERR_OK’if successful read, else on the error messages documentation in Appendix A.</text:p>
      <text:p text:style-name="P20"/>
      <text:h text:style-name="P62" text:outline-level="3"><text:bookmark-start text:name="__RefHeading___Toc2157_4119819689"/>3.2.10 SetAutoCleanInt(uint32_t val)<text:bookmark-end text:name="__RefHeading___Toc2157_4119819689"/></text:h>
      <text:p text:style-name="P43">This will SET the Auto Fan cleaning interval on the SPS30 to the value defined in ‘val’. Will return ‘ERR_OK’if successful read, else on the error messages documentation in Appendix A.</text:p>
      <text:h text:style-name="P59" text:outline-level="3"><text:bookmark-start text:name="__RefHeading___Toc2159_4119819689"/>3.2.11 GetErrDescription(code, *buf, len)<text:bookmark-end text:name="__RefHeading___Toc2159_4119819689"/></text:h>
      <text:p text:style-name="P43">This will provide a description of an error code as documented in Appendix A. ‘Code’ the error code, ‘buf’ is a buffer to store the message and ‘len’ is the length of the buffer. <text:span text:style-name="T26">(not supported on Uno : see chapter 3.2)</text:span></text:p>
      <text:h text:style-name="P59" text:outline-level="3"><text:bookmark-start text:name="__RefHeading___Toc2161_4119819689"/>3.2.1<text:span text:style-name="T25">2</text:span> GetSerialNumber(*buf, len)<text:bookmark-end text:name="__RefHeading___Toc2161_4119819689"/></text:h>
      <text:p text:style-name="P44">This will try to read the serial number from the device and store that in buffer ‘buf’ with a maximum <text:s/>number of bytes ‘len’. The maximum can be 32 bytes. Will<text:span text:style-name="T22"> return ‘true’ if successful, else ‘false’.</text:span></text:p>
      <text:h text:style-name="P63" text:outline-level="3"><text:bookmark-start text:name="__RefHeading___Toc2163_4119819689"/>3.2.1<text:span text:style-name="T25">3</text:span> GetArticleCode(*buf, len)<text:bookmark-end text:name="__RefHeading___Toc2163_4119819689"/></text:h>
      <text:p text:style-name="P44">This will try to read the Articlecode from the device and store that in buffer ‘buf’ with a maximum <text:s/>number of bytes ‘len’. The maximum can be 32 bytes. <text:span text:style-name="T22">Will return ‘true’ if successful, else ‘false’.</text:span></text:p>
      <text:h text:style-name="P63" text:outline-level="3"><text:bookmark-start text:name="__RefHeading___Toc2165_4119819689"/>3.2.1<text:span text:style-name="T25">4</text:span> GetProductName(*buf, len)<text:bookmark-end text:name="__RefHeading___Toc2165_4119819689"/></text:h>
      <text:p text:style-name="P44">This will try to read the productname from the device and store that in buffer ‘buf’ with a maximum <text:s/>number of bytes ‘len’. The maximum can be 32 bytes. Will<text:span text:style-name="T22"> return ‘true’ if successful, else ‘false’.</text:span></text:p>
      <text:h text:style-name="P65" text:outline-level="3"><text:bookmark-start text:name="__RefHeading___Toc2167_4119819689"/>3.2.15 GetValues(struct sps_values *v)<text:bookmark-end text:name="__RefHeading___Toc2167_4119819689"/></text:h>
      <text:p text:style-name="P45">This will try to read all the values from the SPS30 and store those in structure pointer v. <text:span text:style-name="T25">Will return ‘ERR_OK’ if successful read else on the error messages documentation in Appendix A.</text:span></text:p>
      <text:p text:style-name="P45">The structure is defined in sps30.h, for details read the datasheet</text:p>
      <text:p text:style-name="P41">typedef struct sps_values</text:p>
      <text:p text:style-name="P41">{</text:p>
      <text:p text:style-name="P41"><text:s text:c="4"/>float <text:s text:c="2"/>MassPM1; <text:s text:c="7"/>// Mass Concentration PM1.0 [μg/m3]</text:p>
      <text:p text:style-name="P41"><text:s text:c="4"/>float <text:s text:c="2"/>MassPM2; <text:s text:c="7"/>// Mass Concentration PM2.5 [μg/m3]</text:p>
      <text:p text:style-name="P41"><text:s text:c="4"/>float <text:s text:c="2"/>MassPM4; <text:s text:c="7"/>// Mass Concentration PM4.0 [μg/m3]</text:p>
      <text:p text:style-name="P41"><text:s text:c="4"/>float <text:s text:c="2"/>MassPM10; <text:s text:c="6"/>// Mass Concentration PM10 [μg/m3]</text:p>
      <text:p text:style-name="P41"><text:s text:c="4"/>float <text:s text:c="2"/>NumPM0; <text:s text:c="8"/>// Number Concentration PM0.5 [#/cm3]</text:p>
      <text:p text:style-name="P41"><text:s text:c="4"/>float <text:s text:c="2"/>NumPM1; <text:s text:c="8"/>// Number Concentration PM1.0 [#/cm3]</text:p>
      <text:p text:style-name="P41"><text:s text:c="4"/>float <text:s text:c="2"/>NumPM2; <text:s text:c="8"/>// Number Concentration PM2.5 [#/cm3]</text:p>
      <text:p text:style-name="P41"><text:s text:c="4"/>float <text:s text:c="2"/>NumPM4; <text:s text:c="8"/>/ / Number Concentration PM4.0 [#/cm3]</text:p>
      <text:p text:style-name="P41"><text:s text:c="4"/>float <text:s text:c="2"/>NumPM10; <text:s text:c="7"/>// Number Concentration PM4.0 [#/cm3]</text:p>
      <text:p text:style-name="P41"><text:s text:c="4"/>float <text:s text:c="2"/>PartSize; <text:s text:c="9"/>// Typical Particle Size [μm]</text:p>
      <text:p text:style-name="P41">};</text:p>
      <text:p text:style-name="P41"/>
      <text:p text:style-name="P52">As mentioned in chapter <text:span text:style-name="T29">4</text:span>, when the communication channel is I2C, only the MassPMx values will be valid. The others <text:span text:style-name="T32">will be</text:span> zero.</text:p>
      <text:h text:style-name="P59" text:outline-level="3"><text:bookmark-start text:name="__RefHeading___Toc2169_4119819689"/>3.2.16 GetSpecific value()<text:bookmark-end text:name="__RefHeading___Toc2169_4119819689"/></text:h>
      <text:p text:style-name="P51">This will try to return a specific value as a float. In case of error a ‘-1’ value will be returned.</text:p>
      <text:p text:style-name="P51">The following calls are valid :</text:p>
      <text:p text:style-name="P42">GetMassPM1() </text:p>
      <text:p text:style-name="P42">GetMassPM2()</text:p>
      <text:p text:style-name="P42">GetMassPM4()</text:p>
      <text:p text:style-name="P42">GetMassPM10()</text:p>
      <text:p text:style-name="P42">GetNumPM0()</text:p>
      <text:p text:style-name="P42">GetNumPM1()</text:p>
      <text:p text:style-name="P42">GetNumPM2()</text:p>
      <text:p text:style-name="P42">GetNumPM4()</text:p>
      <text:p text:style-name="P42">GetNumPM10() </text:p>
      <text:p text:style-name="P42">GetPartSize()</text:p>
      <text:p text:style-name="P49">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49">As mentioned in chapter <text:span text:style-name="T32">4</text:span>, when the communication channel is <text:s/><text:span text:style-name="T32">I2C only the MassPMx will be available.</text:span></text:p>
      <text:p text:style-name="P49"/>
      <text:h text:style-name="P67" text:outline-level="2"><text:bookmark-start text:name="__RefHeading___Toc2186_4119819689"/>3.<text:span text:style-name="T27">3</text:span> Driver configuration<text:bookmark-end text:name="__RefHeading___Toc2186_4119819689"/></text:h>
      <text:p text:style-name="P50"/>
      <text:p text:style-name="P50">In the SPS30.h configuration settings are available</text:p>
      <text:p text:style-name="P50"/>
      <text:h text:style-name="P59" text:outline-level="3"><text:bookmark-start text:name="__RefHeading___Toc2188_4119819689"/>3.<text:span text:style-name="T27">3</text:span>.1 <text:span text:style-name="T27">A</text:span>utomatic configuration<text:bookmark-end text:name="__RefHeading___Toc2188_4119819689"/></text:h>
      <text:p text:style-name="P50">In case of an UNO or other board with small memory some changes are applied automatically.</text:p>
      <text:p text:style-name="P50">The buffers are reduced, the error message lookup is disabled and the UART communication code is excluded.</text:p>
      <text:h text:style-name="P59" text:outline-level="3"><text:bookmark-start text:name="__RefHeading___Toc2190_4119819689"/>3.<text:span text:style-name="T27">3</text:span>.2 Exclude I2C <text:span text:style-name="T26">communication </text:span>code<text:bookmark-end text:name="__RefHeading___Toc2190_4119819689"/></text:h>
      <text:p text:style-name="P50"><text:bookmark-start text:name="__DdeLink__3284_1793787576"/>In case you do not plan to use the I2C code and want to remove that in order to reduce the memory size of the driver <text:span text:style-name="T2">in</text:span> <text:span text:style-name="T2">sps30.h</text:span> comment out the line : #define INCLUDE_I2C <text:s text:c="2"/>1. <text:bookmark-end text:name="__DdeLink__3284_1793787576"/></text:p>
      <text:p text:style-name="P50">Compile will fail i<text:span text:style-name="T34">f</text:span> UART communication is excluded at the same time.</text:p>
      <text:h text:style-name="P64" text:outline-level="3"><text:bookmark-start text:name="__RefHeading___Toc2192_4119819689"/>3.<text:span text:style-name="T27">3</text:span>.<text:span text:style-name="T26">3</text:span> Exclude <text:span text:style-name="T26">UART communication code</text:span><text:bookmark-end text:name="__RefHeading___Toc2192_4119819689"/></text:h>
      <text:p text:style-name="P50">In case you do not plan to use the I2C code and want to remove that in order to reduce the memory size of the driver <text:span text:style-name="T2">in sps30.h</text:span> comment out the line : #define INCLUDE_UART <text:s text:c="2"/>1</text:p>
      <text:p text:style-name="P50">Compile will fail i<text:span text:style-name="T34">f</text:span> I2C communication is excluded at the same time.</text:p>
      <text:h text:style-name="Heading_20_3" text:outline-level="3"><text:bookmark-start text:name="__RefHeading___Toc1368_3185630872"/>3.<text:span text:style-name="T27">3</text:span>.<text:span text:style-name="T2">4</text:span> Exclude <text:span text:style-name="T2">Software Serial</text:span> communication code<text:bookmark-end text:name="__RefHeading___Toc1368_3185630872"/></text:h>
      <text:p text:style-name="P55">In case software serial is not available for your board / IDE <text:s/>(causing compile errors) <text:s/>OR you want to save memory in sps30.h comment out the line: <text:s/>#define INCLUDE_SOFTWARE_SERIAL 1.</text:p>
      <text:h text:style-name="Heading_20_3" text:outline-level="3"><text:bookmark-start text:name="__RefHeading___Toc3273_1793787576"/>3.3.5 ESP32 / SCD30 / clock stretching <text:span text:style-name="T35">library</text:span><text:bookmark-end text:name="__RefHeading___Toc3273_1793787576"/></text:h>
      <text:p text:style-name="P56"><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56">If you platform is ESP32 and you do NOT plan to run the SPS30 over I2C, you can apply option 3.3.2.</text:p>
      <text:h text:style-name="P71" text:outline-level="1"><text:bookmark-start text:name="__RefHeading___Toc2107_4119819689"/><text:span text:style-name="T28">4. </text:span>I2C communication<text:bookmark-end text:name="__RefHeading___Toc2107_4119819689"/></text:h>
      <text:p text:style-name="P21"/>
      <text:p text:style-name="P21">To be short…. <text:span text:style-name="T5">t</text:span>o my surprise this is a <text:span text:style-name="T3">weak</text:span> I2C implementation and has many short comings. In datasheet (page 11) the disclaimer is made:</text:p>
      <text:p text:style-name="P21"/>
      <text:p text:style-name="P39">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39">We recommend using the UART interface instead, whenever possible: it is more robust against electromagnetic interference, especially with long connection cables</text:p>
      <text:p text:style-name="P21"/>
      <text:p text:style-name="P21">While <text:s/>the above is true, the SCD30 <text:span text:style-name="T5">(also from the same company)</text:span> has a fantastic I2C implementation, which works GREAT. <text:span text:style-name="T6">T</text:span>he SPS30 the implementation is not to what is described in the datasheet ...<text:span text:style-name="T15">the whole I2C interfacing looks like an afterthought...</text:span></text:p>
      <text:h text:style-name="P66" text:outline-level="2"><text:bookmark-start text:name="__RefHeading___Toc2109_4119819689"/><text:span text:style-name="T28">4.1 Buffer length</text:span> 32 bytes<text:bookmark-end text:name="__RefHeading___Toc2109_4119819689"/></text:h>
      <text:p text:style-name="P22">The amount of data that is sent by the <text:span text:style-name="T14">SPS30 in I2C</text:span> is always 32 bytes. <text:s/>ALWAYS ! <text:s/></text:p>
      <text:p text:style-name="P32">It has been checked that with the following code in sps30.cpp, I2C_ReadToBuffer()</text:p>
      <text:p text:style-name="P23"/>
      <text:p text:style-name="P2"><text:s text:c="4"/>uint8_t <text:s/>i, <text:s/>j;</text:p>
      <text:p text:style-name="P2"><text:s text:c="4"/>uint8_t <text:s/>tdata[100];</text:p>
      <text:p text:style-name="P2"><text:s text:c="4"/>j = i = 0;</text:p>
      <text:p text:style-name="P2"/>
      <text:p text:style-name="P2"><text:s text:c="4"/>// <text:span text:style-name="T14">request 100 bytes</text:span></text:p>
      <text:p text:style-name="P2"><text:s text:c="4"/>Wire.requestFrom((uint8_t) SPS30_ADDRESS, uint8_t (100));</text:p>
      <text:p text:style-name="P2"><text:s text:c="4"/>for ( j=0 ; j &lt;10 ; j++)</text:p>
      <text:p text:style-name="P2"><text:s text:c="4"/>{</text:p>
      <text:p text:style-name="P2"><text:s text:c="8"/>while (Wire.available()) { // wait till all arrive</text:p>
      <text:p text:style-name="P2"/>
      <text:p text:style-name="P2"><text:s text:c="8"/>tdata[i] = Wire.read();</text:p>
      <text:p text:style-name="P2"><text:s text:c="8"/>printf("%x\n", tdata[i++]);</text:p>
      <text:p text:style-name="P2"><text:s text:c="8"/>}</text:p>
      <text:p text:style-name="P2"/>
      <text:p text:style-name="P2"><text:s text:c="8"/>printf("loop count %d\n ", j);</text:p>
      <text:p text:style-name="P2"><text:s text:c="4"/>}</text:p>
      <text:p text:style-name="P2"><text:s text:c="4"/>printf("bytes received %d\n", i);</text:p>
      <text:p text:style-name="P23"/>
      <text:p text:style-name="P33">The result is always <text:s/>(after the display of the 32 bytes) :</text:p>
      <text:p text:style-name="P3"><text:s/>loop count 0</text:p>
      <text:p text:style-name="P2"><text:s/>loop count 1</text:p>
      <text:p text:style-name="P2"><text:s/>loop count 2</text:p>
      <text:p text:style-name="P2"><text:s/>loop count 3</text:p>
      <text:p text:style-name="P2"><text:s/>loop count 4</text:p>
      <text:p text:style-name="P2"><text:s/>loop count 5</text:p>
      <text:p text:style-name="P2"><text:s/>loop count 6</text:p>
      <text:p text:style-name="P2"><text:s/>loop count 7</text:p>
      <text:p text:style-name="P2"><text:s/>loop count 8</text:p>
      <text:p text:style-name="P2"><text:s/>loop count 9</text:p>
      <text:p text:style-name="P2"><text:s/>bytes received 32</text:p>
      <text:p text:style-name="P23"/>
      <text:p text:style-name="P23"><text:span text:style-name="T9">Any sensible data is </text:span>either padded with “00 00 81” or “ff”. </text:p>
      <text:h text:style-name="P67" text:outline-level="2"><text:bookmark-start text:name="__RefHeading___Toc2111_4119819689"/><text:span text:style-name="T28">4.2 </text:span>Device Info.<text:bookmark-end text:name="__RefHeading___Toc2111_4119819689"/></text:h>
      <text:p text:style-name="P24">If you would read the <text:span text:style-name="T7">serial or article </text:span>number, according to the datasheet (page 16) :</text:p>
      <text:p text:style-name="P24"/>
      <text:p text:style-name="P40">It is defined as a string value with a maximum length of 32 ASCII characters (including terminating null-character).</text:p>
      <text:p text:style-name="P21"/>
      <text:p text:style-name="P24">This 32 ASCII characters is AFTER removing CRC byte. So BEFORE is should be 32 <text:s/>/ 2 * 3 = 48 bytes. <text:span text:style-name="T10">Every 2 data-bytes is be followed by a CRC. </text:span><text:s/>As the count starts with byte 0, the byte count <text:span text:style-name="T16">can be maximum</text:span> 47 (as illustrated in that example in datasheet).</text:p>
      <text:p text:style-name="P24"/>
      <text:p text:style-name="P25">BUT the received <text:span text:style-name="T10">number</text:span> will be 32 bytes only, <text:span text:style-name="T8">including CRC byte. Padded</text:span> to the real serial / <text:span text:style-name="T7">article</text:span> number the sequence of <text:span text:style-name="T4">“00 00 81” </text:span>to a total of 32 bytes.</text:p>
      <text:p text:style-name="P24"/>
      <text:p text:style-name="P26">The maximum serial / <text:span text:style-name="T7">article </text:span>number is <text:s/>32 / 3 = 11 * 2 = 22 (including NULL termination) <text:span text:style-name="T4">but you can not CRC check the last 2 bytes</text:span>. While that is sufficient is my case <text:span text:style-name="T7">for the serial number</text:span>, it is NOT what has been described in the datasheet. </text:p>
      <text:p text:style-name="P27"/>
      <text:p text:style-name="P27">The product number is 32 bytes of <text:span text:style-name="T4">“00 00 81”. The first 2 data bytes are the NULL termination and this means NOT available. However again you can not CRC check the last 2 bytes (although these are zeros).</text:span></text:p>
      <text:p text:style-name="P24"/>
      <text:h text:style-name="P66" text:outline-level="2"><text:bookmark-start text:name="__RefHeading___Toc2113_4119819689"/><text:span text:style-name="T28">4.3 </text:span>Read Measured Values <text:span text:style-name="T28">restriction</text:span><text:bookmark-end text:name="__RefHeading___Toc2113_4119819689"/></text:h>
      <text:p text:style-name="P28">According to the datasheet (page 14), one would receive <text:span text:style-name="T6">60</text:span> bytes, <text:span text:style-name="T6">starting from byte 0 to 59. The maximum to receive is actually 32 bytes. This translates in:</text:span></text:p>
      <text:p text:style-name="P27">10 * 3 = 30 : <text:s/>10 * 2 = 20 <text:s/>CRC checked data bytes</text:p>
      <text:p text:style-name="P27"><text:s text:c="16"/>2 : <text:s text:c="18"/>2 <text:s/>NON CRC checked data bytes</text:p>
      <text:p text:style-name="P27">total <text:s text:c="6"/>32 <text:s text:c="18"/>22 <text:s/><text:span text:style-name="T10">data bytes</text:span></text:p>
      <text:p text:style-name="P27"/>
      <text:p text:style-name="P27">Unlike described in the datasheet, which indicates you can get ALL the measured information as with UART-<text:span text:style-name="T8">communication</text:span>, <text:span text:style-name="T11">it will only provide the MASS concentration numbers </text:span><text:span text:style-name="T12">+ Num 0.5 </text:span><text:span text:style-name="T13">count</text:span></text:p>
      <text:p text:style-name="P27"/>
      <text:h text:style-name="P69" text:outline-level="1"/>
      <text:h text:style-name="P71" text:outline-level="1"><text:bookmark-start text:name="__RefHeading___Toc2194_4119819689"/>Appendix A : Error messages<text:bookmark-end text:name="__RefHeading___Toc2194_4119819689"/></text:h>
      <text:p text:style-name="P29">Defined in sps30.h</text:p>
      <text:p text:style-name="P29"/>
      <text:p text:style-name="P29">Hex <text:s text:c="4"/></text:p>
      <text:p text:style-name="P20"><text:span text:style-name="T26">00 <text:s text:c="2"/></text:span>ERR_OK<text:tab/><text:tab/> <text:s text:c="12"/>“All good"</text:p>
      <text:p text:style-name="P20"><text:span text:style-name="T26">01 <text:s text:c="2"/></text:span>ERR_DATALENGTH <text:s text:c="4"/>"Wrong data length for this command (too much or little data)"</text:p>
      <text:p text:style-name="P20"><text:span text:style-name="T26">02 <text:s text:c="2"/></text:span>ERR_UNKNOWNCMD "Unknown command"</text:p>
      <text:p text:style-name="P20"><text:span text:style-name="T26">03 <text:s text:c="2"/></text:span>ERR_ACCESSRIGHT <text:s text:c="3"/>"No access right for command"</text:p>
      <text:p text:style-name="P20"><text:span text:style-name="T26">04 <text:s text:c="2"/></text:span>ERR_PARAMETER <text:s text:c="7"/>"Illegal command parameter or parameter out of allowed range"</text:p>
      <text:p text:style-name="P20"><text:span text:style-name="T26">28 <text:s text:c="2"/></text:span>ERR_OUTOFRANGE <text:s text:c="4"/>"Internal function argument out of range"</text:p>
      <text:p text:style-name="P20"><text:span text:style-name="T26">43 <text:s text:c="2"/></text:span>ERR_CMDSTATE <text:s text:c="10"/>"Command not allowed in current state"</text:p>
      <text:p text:style-name="P20"><text:span text:style-name="T26">50 <text:s text:c="2"/></text:span>ERR_TIMEOUT <text:s text:c="13"/>"No response received within timeout period"</text:p>
      <text:p text:style-name="P20"><text:span text:style-name="T26">51 <text:s text:c="2"/></text:span>ERR_PROTOCOL <text:s text:c="10"/>"Protocol error"</text:p>
      <text:p text:style-name="P20"/>
      <text:p text:style-name="P20"/>
      <text:h text:style-name="P70" text:outline-level="1"><text:bookmark-start text:name="__RefHeading___Toc1504_2411888451"/>Appendix B : some example output<text:bookmark-end text:name="__RefHeading___Toc1504_2411888451"/></text:h>
      <text:p text:style-name="P35"/>
      <text:h text:style-name="Heading_20_2" text:outline-level="2"><text:bookmark-start text:name="__RefHeading___Toc1506_2411888451"/>Example 1 : basic reading<text:bookmark-end text:name="__RefHeading___Toc1506_2411888451"/></text:h>
      <text:p text:style-name="P38"/>
      <text:p text:style-name="P38">SPS30-Example1: Basic reading. press &lt;enter&gt; to start</text:p>
      <text:p text:style-name="P38">Trying to connect</text:p>
      <text:p text:style-name="P38">Detected SPS30.</text:p>
      <text:p text:style-name="P38">Serial number : 361D4FD3AA941A76</text:p>
      <text:p text:style-name="P38">Product name <text:s/>: not available</text:p>
      <text:p text:style-name="P38">Article code <text:s/>: not available</text:p>
      <text:p text:style-name="P38">Measurement started</text:p>
      <text:p text:style-name="P38"/>
      <text:p text:style-name="P38">Hit &lt;enter&gt; to continue reading</text:p>
      <text:p text:style-name="P38">Hit &lt;enter&gt; to continue reading</text:p>
      <text:p text:style-name="P38">-------------Mass ----------- <text:s text:c="3"/>------------- Number -------------- <text:s text:c="2"/>-Average-</text:p>
      <text:p text:style-name="P38"><text:s text:c="5"/>Concentration [μg/m3] <text:s text:c="12"/>Concentration [#/cm3] <text:s text:c="12"/>[μm]</text:p>
      <text:p text:style-name="P38">P1.0<text:tab/>P2.5<text:tab/>P4.0<text:tab/>P10<text:tab/>P0.5<text:tab/>P1.0<text:tab/>P2.5<text:tab/>P4.0<text:tab/>P10<text:tab/>PartSize</text:p>
      <text:p text:style-name="P38"/>
      <text:p text:style-name="P38">13.31<text:tab/>16.19<text:tab/>18.14<text:tab/>18.85<text:tab/>107.15<text:tab/>103.87<text:tab/>106.74<text:tab/>107.09<text:tab/>0.00<text:tab/>0.60</text:p>
      <text:p text:style-name="P38">12.88<text:tab/>14.86<text:tab/>16.06<text:tab/>16.51<text:tab/>103.75<text:tab/>101.60<text:tab/>103.49<text:tab/>103.71<text:tab/>0.00<text:tab/>0.61</text:p>
      <text:p text:style-name="P38">12.77<text:tab/>14.80<text:tab/>16.06<text:tab/>16.52<text:tab/>102.83<text:tab/>100.61<text:tab/>102.56<text:tab/>102.79<text:tab/>0.00<text:tab/>0.65</text:p>
      <text:p text:style-name="P38">12.50<text:tab/>14.04<text:tab/>14.90<text:tab/>15.22<text:tab/>100.64<text:tab/>99.02<text:tab/>100.45<text:tab/>100.61<text:tab/>0.00<text:tab/>0.61</text:p>
      <text:p text:style-name="P38">12.14<text:tab/>13.42<text:tab/>14.08<text:tab/>14.32<text:tab/>97.77<text:tab/>96.48<text:tab/>97.63<text:tab/>97.75<text:tab/>0.00<text:tab/>0.62</text:p>
      <text:p text:style-name="P38">11.97<text:tab/>13.09<text:tab/>13.63<text:tab/>13.82<text:tab/>96.39<text:tab/>95.29<text:tab/>96.27<text:tab/>96.37<text:tab/>0.00<text:tab/>0.61</text:p>
      <text:p text:style-name="P38">11.80<text:tab/>12.87<text:tab/>13.37<text:tab/>13.55<text:tab/>95.02<text:tab/>93.98<text:tab/>94.92<text:tab/>95.01<text:tab/>0.00<text:tab/>0.61</text:p>
      <text:p text:style-name="P38">11.61<text:tab/>12.60<text:tab/>13.04<text:tab/>13.20<text:tab/>93.50<text:tab/>92.55<text:tab/>93.40<text:tab/>93.48<text:tab/>0.00<text:tab/>0.60</text:p>
      <text:p text:style-name="P38">11.50<text:tab/>12.44<text:tab/>12.84<text:tab/>12.99<text:tab/>92.59<text:tab/>91.70<text:tab/>92.50<text:tab/>92.58<text:tab/>0.00<text:tab/>0.59</text:p>
      <text:p text:style-name="P38">11.37<text:tab/>12.29<text:tab/>12.67<text:tab/>12.81<text:tab/>91.58<text:tab/>90.72<text:tab/>91.49<text:tab/>91.56<text:tab/>0.00<text:tab/>0.59</text:p>
      <text:p text:style-name="P38">11.43<text:tab/>12.32<text:tab/>12.68<text:tab/>12.82<text:tab/>92.02<text:tab/>91.19<text:tab/>91.94<text:tab/>92.01<text:tab/>0.00<text:tab/>0.57</text:p>
      <text:p text:style-name="P38">11.43<text:tab/>12.31<text:tab/>12.65<text:tab/>12.77<text:tab/>92.07<text:tab/>91.27<text:tab/>92.00<text:tab/>92.06<text:tab/>0.00<text:tab/>0.58</text:p>
      <text:p text:style-name="P38">11.43<text:tab/>12.28<text:tab/>12.60<text:tab/>12.72<text:tab/>92.09<text:tab/>91.32<text:tab/>92.01<text:tab/>92.07<text:tab/>0.00<text:tab/>0.57</text:p>
      <text:p text:style-name="P38">11.34<text:tab/>12.15<text:tab/>12.45<text:tab/>12.56<text:tab/>91.33<text:tab/>90.60<text:tab/>91.26<text:tab/>91.31<text:tab/>0.00<text:tab/>0.57</text:p>
      <text:p text:style-name="P38">11.25<text:tab/>12.03<text:tab/>12.31<text:tab/>12.41<text:tab/>90.58<text:tab/>89.88<text:tab/>90.51<text:tab/>90.57<text:tab/>0.00<text:tab/>0.56</text:p>
      <text:p text:style-name="P38">11.10<text:tab/>11.85<text:tab/>12.10<text:tab/>12.19<text:tab/>89.42<text:tab/>88.77<text:tab/>89.37<text:tab/>89.41<text:tab/>0.00<text:tab/>0.56</text:p>
      <text:p text:style-name="P38">11.13<text:tab/>11.85<text:tab/>12.08<text:tab/>12.17<text:tab/>89.61<text:tab/>88.98<text:tab/>89.55<text:tab/>89.60<text:tab/>0.00<text:tab/>0.56</text:p>
      <text:p text:style-name="P38">11.00<text:tab/>11.69<text:tab/>11.90<text:tab/>11.98<text:tab/>88.56<text:tab/>87.97<text:tab/>88.51<text:tab/>88.55<text:tab/>0.00<text:tab/>0.57</text:p>
      <text:p text:style-name="P38">10.76<text:tab/>11.42<text:tab/>11.61<text:tab/>11.68<text:tab/>86.67<text:tab/>86.12<text:tab/>86.63<text:tab/>86.66<text:tab/>0.00<text:tab/>0.56</text:p>
      <text:p text:style-name="P38">10.71<text:tab/>11.35<text:tab/>11.53<text:tab/>11.60<text:tab/>86.23<text:tab/>85.70<text:tab/>86.19<text:tab/>86.23<text:tab/>0.00<text:tab/>0.56</text:p>
      <text:p text:style-name="P38">10.67<text:tab/>11.30<text:tab/>11.47<text:tab/>11.53<text:tab/>85.94<text:tab/>85.42<text:tab/>85.90<text:tab/>85.93<text:tab/>0.00<text:tab/>0.56</text:p>
      <text:p text:style-name="P38">10.56<text:tab/>11.17<text:tab/>11.33<text:tab/>11.39<text:tab/>85.02<text:tab/>84.52<text:tab/>84.98<text:tab/>85.01<text:tab/>0.00<text:tab/>0.57</text:p>
      <text:p text:style-name="P38">10.51<text:tab/>11.11<text:tab/>11.26<text:tab/>11.32<text:tab/>84.62<text:tab/>84.13<text:tab/>84.58<text:tab/>84.61<text:tab/>0.00<text:tab/>0.56</text:p>
      <text:p text:style-name="P38">10.55<text:tab/>11.16<text:tab/>11.31<text:tab/>11.36<text:tab/>85.00<text:tab/>84.52<text:tab/>84.97<text:tab/>85.00<text:tab/>0.00<text:tab/>0.57</text:p>
      <text:p text:style-name="P38">10.73<text:tab/>11.36<text:tab/>11.51<text:tab/>11.57<text:tab/>86.46<text:tab/>85.96<text:tab/>86.42<text:tab/>86.45<text:tab/>0.00<text:tab/>0.57</text:p>
      <text:p text:style-name="P38">11.08<text:tab/>11.72<text:tab/>11.88<text:tab/>11.94<text:tab/>89.23<text:tab/>88.72<text:tab/>89.19<text:tab/>89.22<text:tab/>0.00<text:tab/>0.56</text:p>
      <text:p text:style-name="P38">11.17<text:tab/>11.81<text:tab/>11.96<text:tab/>12.02<text:tab/>89.95<text:tab/>89.44<text:tab/>89.91<text:tab/>89.94<text:tab/>0.00<text:tab/>0.56</text:p>
      <text:p text:style-name="P38">11.01<text:tab/>11.63<text:tab/>11.78<text:tab/>11.83<text:tab/>88.66<text:tab/>88.16<text:tab/>88.62<text:tab/>88.65<text:tab/>0.00<text:tab/>0.57</text:p>
      <text:p text:style-name="P38">10.89<text:tab/>11.50<text:tab/>11.65<text:tab/>11.70<text:tab/>87.70<text:tab/>87.22<text:tab/>87.67<text:tab/>87.70<text:tab/>0.00<text:tab/>0.58</text:p>
      <text:p text:style-name="P35"/>
      <text:h text:style-name="Heading_20_2" text:outline-level="2"><text:bookmark-start text:name="__RefHeading___Toc1508_2411888451"/><text:span text:style-name="T38">E</text:span>xample 5 : basic reading with BME280<text:bookmark-end text:name="__RefHeading___Toc1508_2411888451"/></text:h>
      <text:p text:style-name="P38">SPS30-Example5: Basic reading + BME280. press &lt;enter&gt; to start</text:p>
      <text:p text:style-name="P38">Trying to connect</text:p>
      <text:p text:style-name="P38">Detected SPS30</text:p>
      <text:p text:style-name="P38"><text:tab/>Serial number : 361D4FD3AA941A76</text:p>
      <text:p text:style-name="P38"><text:tab/>Product name <text:s/>: not available</text:p>
      <text:p text:style-name="P38"><text:tab/>Article code <text:s/>: not available</text:p>
      <text:p text:style-name="P38">Detected BME280</text:p>
      <text:p text:style-name="P38">Measurement started</text:p>
      <text:p text:style-name="P38"/>
      <text:p text:style-name="P38">Hit &lt;enter&gt; to continue reading</text:p>
      <text:p text:style-name="P38">================================= SPS30 ================================= <text:s text:c="9"/>========== BME280 <text:s/>============</text:p>
      <text:p text:style-name="P38">--------------------Mass ------------------- <text:s text:c="3"/>----------------------- Number ------------------------- <text:s text:c="2"/>-Average- <text:s text:c="7"/>Pressure Humidity Altitude Temperature</text:p>
      <text:p text:style-name="P38"><text:s text:c="15"/>Concentration [μg/m3] <text:s text:c="30"/>Concentration [#/cm3] <text:s text:c="33"/>[μm] <text:s text:c="15"/>[hPa]<text:tab/> <text:s text:c="3"/>[%] <text:s text:c="5"/>Meter<text:tab/>[*C]</text:p>
      <text:p text:style-name="P38">P1.0<text:tab/>P2.5<text:tab/>P4.0<text:tab/>P10<text:tab/>P0.5<text:tab/>P1.0<text:tab/>P2.5<text:tab/>P4.0<text:tab/>P10 <text:s text:c="4"/>PrtSize</text:p>
      <text:p text:style-name="P38"/>
      <text:p text:style-name="P38">15.26<text:tab/>15.87<text:tab/>15.87<text:tab/>15.87<text:tab/>122.90<text:tab/>122.53<text:tab/>122.90<text:tab/>122.90<text:tab/>0.00<text:tab/>0.36<text:tab/> <text:s/>967<text:tab/> <text:s text:c="2"/>37.7<text:tab/> <text:s text:c="4"/>390.6<text:tab/>22.98</text:p>
      <text:p text:style-name="P38">15.69<text:tab/>16.33<text:tab/>16.33<text:tab/>16.33<text:tab/>126.39<text:tab/>126.01<text:tab/>126.38<text:tab/>126.39<text:tab/>0.00<text:tab/>0.42<text:tab/> <text:s/>1005<text:tab/> <text:s text:c="2"/>37.8<text:tab/> <text:s text:c="4"/>68.8<text:tab/>22.93</text:p>
      <text:p text:style-name="P38"><text:soft-page-break/>15.90<text:tab/>16.54<text:tab/>16.54<text:tab/>16.54<text:tab/>128.06<text:tab/>127.67<text:tab/>128.05<text:tab/>128.06<text:tab/>0.00<text:tab/>0.44<text:tab/> <text:s/>1005<text:tab/> <text:s text:c="2"/>37.8<text:tab/> <text:s text:c="4"/>68.9<text:tab/>22.90</text:p>
      <text:p text:style-name="P38">16.63<text:tab/>17.30<text:tab/>17.30<text:tab/>17.30<text:tab/>133.93<text:tab/>133.52<text:tab/>133.92<text:tab/>133.93<text:tab/>0.00<text:tab/>0.45<text:tab/> <text:s/>1005<text:tab/> <text:s text:c="2"/>37.7<text:tab/> <text:s text:c="4"/>67.8<text:tab/>22.84</text:p>
      <text:p text:style-name="P38">17.01<text:tab/>17.70<text:tab/>17.70<text:tab/>17.70<text:tab/>137.02<text:tab/>136.60<text:tab/>137.01<text:tab/>137.01<text:tab/>0.00<text:tab/>0.46<text:tab/> <text:s/>1005<text:tab/> <text:s text:c="2"/>37.6<text:tab/> <text:s text:c="4"/>69.1<text:tab/>22.80</text:p>
      <text:p text:style-name="P38">17.20<text:tab/>17.89<text:tab/>17.89<text:tab/>17.89<text:tab/>138.51<text:tab/>138.08<text:tab/>138.50<text:tab/>138.50<text:tab/>0.00<text:tab/>0.46<text:tab/> <text:s/>1005<text:tab/> <text:s text:c="2"/>37.5<text:tab/> <text:s text:c="4"/>68.5<text:tab/>22.77</text:p>
      <text:p text:style-name="P38">17.20<text:tab/>17.89<text:tab/>17.89<text:tab/>17.89<text:tab/>138.51<text:tab/>138.09<text:tab/>138.50<text:tab/>138.51<text:tab/>0.00<text:tab/>0.47<text:tab/> <text:s/>1005<text:tab/> <text:s text:c="2"/>37.6<text:tab/> <text:s text:c="4"/>69.4<text:tab/>22.73</text:p>
      <text:p text:style-name="P38">17.24<text:tab/>17.94<text:tab/>17.94<text:tab/>17.94<text:tab/>138.89<text:tab/>138.47<text:tab/>138.88<text:tab/>138.89<text:tab/>0.00<text:tab/>0.47<text:tab/> <text:s/>1005<text:tab/> <text:s text:c="2"/>37.5<text:tab/> <text:s text:c="4"/>68.9<text:tab/>22.67</text:p>
      <text:p text:style-name="P38">17.40<text:tab/>18.10<text:tab/>18.10<text:tab/>18.10<text:tab/>140.13<text:tab/>139.70<text:tab/>140.12<text:tab/>140.13<text:tab/>0.00<text:tab/>0.47<text:tab/> <text:s/>1005<text:tab/> <text:s text:c="2"/>37.5<text:tab/> <text:s text:c="4"/>68.4<text:tab/>22.63</text:p>
      <text:p text:style-name="P38">17.42<text:tab/>18.12<text:tab/>18.12<text:tab/>18.12<text:tab/>140.30<text:tab/>139.88<text:tab/>140.30<text:tab/>140.30<text:tab/>0.00<text:tab/>0.48<text:tab/> <text:s/>1005<text:tab/> <text:s text:c="2"/>37.3<text:tab/> <text:s text:c="4"/>68.6<text:tab/>22.58</text:p>
      <text:p text:style-name="P38"/>
      <text:p text:style-name="P38"/>
      <text:h text:style-name="Heading_20_2" text:outline-level="2"><text:bookmark-start text:name="__RefHeading___Toc3304_1793787576"/><text:span text:style-name="T38">E</text:span>xample <text:span text:style-name="T37">7</text:span> : basic reading with <text:span text:style-name="T37">SCD30</text:span><text:bookmark-end text:name="__RefHeading___Toc3304_1793787576"/></text:h>
      <text:p text:style-name="P38"/>
      <text:p text:style-name="P38">SPS30-Example7: Basic reading + SCD30. press &lt;enter&gt; to start</text:p>
      <text:p text:style-name="P38">Trying to connect</text:p>
      <text:p text:style-name="P38">Detected SPS30</text:p>
      <text:p text:style-name="P38"><text:tab/>Serial number : 1FDFF1525C39D2B1</text:p>
      <text:p text:style-name="P38"><text:tab/>Product name <text:s/>: not available</text:p>
      <text:p text:style-name="P38"><text:tab/>Article code <text:s/>: not available</text:p>
      <text:p text:style-name="P38">SCD30 found</text:p>
      <text:p text:style-name="P38"><text:tab/>Serial number: 390943</text:p>
      <text:p text:style-name="P38">Measurement started</text:p>
      <text:p text:style-name="P38"/>
      <text:p text:style-name="P38">Hit &lt;enter&gt; to continue reading</text:p>
      <text:p text:style-name="P38">=====================<text:span text:style-name="T37">===</text:span>==<text:span text:style-name="T37">=======</text:span>== SPS30 ============<text:span text:style-name="T37">=========</text:span>======<text:span text:style-name="T37">===</text:span>=== <text:s/>========= SCD30 ==========</text:p>
      <text:p text:style-name="P38">---------------------Mass ----<text:span text:style-name="T37">===</text:span>---------- <text:s text:c="6"/>----------------------- Number -------------------------- <text:s text:c="2"/>-Average- <text:s text:c="6"/>CO2 <text:s text:c="2"/>Humidity Temperature</text:p>
      <text:p text:style-name="P38"><text:s text:c="5"/>Concentration [μg/m3] <text:s text:c="50"/>Concentration [#/cm3] <text:s text:c="27"/>[μm] <text:s text:c="9"/>[ppm] <text:s text:c="3"/>[%] <text:s text:c="5"/>[*C]</text:p>
      <text:p text:style-name="P38">P1.0<text:tab/>P2.5<text:tab/>P4.0<text:tab/>P10<text:tab/>P0.5<text:tab/>P1.0<text:tab/>P2.5<text:tab/>P4.0<text:tab/>P10 <text:s text:c="7"/>PrtSize</text:p>
      <text:p text:style-name="P38"/>
      <text:p text:style-name="P38">16.29<text:tab/>17.21<text:tab/>17.21<text:tab/>17.21<text:tab/>127.91<text:tab/>127.44<text:tab/>127.90<text:tab/>127.91<text:tab/>0.00<text:tab/>0.55<text:tab/> <text:s/>741<text:tab/> 35.6<text:tab/> <text:s/>22.15</text:p>
      <text:p text:style-name="P38">17.86<text:tab/>21.66<text:tab/>23.86<text:tab/>24.41<text:tab/>140.80<text:tab/>136.81<text:tab/>140.33<text:tab/>140.73<text:tab/>0.00<text:tab/>0.57<text:tab/> <text:s/>741<text:tab/> 35.4<text:tab/> <text:s/>22.25</text:p>
      <text:p text:style-name="P38">17.08<text:tab/>19.54<text:tab/>20.73<text:tab/>21.02<text:tab/>134.41<text:tab/>132.05<text:tab/>134.16<text:tab/>134.37<text:tab/>0.00<text:tab/>0.56<text:tab/> <text:s/>742<text:tab/> 35.3<text:tab/> <text:s/>22.33</text:p>
      <text:p text:style-name="P38">15.96<text:tab/>16.86<text:tab/>16.86<text:tab/>16.86<text:tab/>125.31<text:tab/>124.85<text:tab/>125.30<text:tab/>125.31<text:tab/>0.00<text:tab/>0.54<text:tab/> <text:s/>742<text:tab/> 35.0<text:tab/> <text:s/>22.44</text:p>
      <text:p text:style-name="P38">15.65<text:tab/>16.53<text:tab/>16.53<text:tab/>16.53<text:tab/>122.85<text:tab/>122.40<text:tab/>122.84<text:tab/>122.85<text:tab/>0.00<text:tab/>0.55<text:tab/> <text:s/>741<text:tab/> 35.0<text:tab/> <text:s/>22.49</text:p>
      <text:p text:style-name="P38">15.64<text:tab/>17.00<text:tab/>17.37<text:tab/>17.46<text:tab/>122.90<text:tab/>121.85<text:tab/>122.81<text:tab/>122.88<text:tab/>0.00<text:tab/>0.56<text:tab/> <text:s/>739<text:tab/> 34.8<text:tab/> <text:s/>22.62</text:p>
      <text:p text:style-name="P38">15.61<text:tab/>16.49<text:tab/>16.49<text:tab/>16.49<text:tab/>122.56<text:tab/>122.11<text:tab/>122.55<text:tab/>122.56<text:tab/>0.00<text:tab/>0.56<text:tab/> <text:s/>739<text:tab/> 34.7<text:tab/> <text:s/>22.67</text:p>
      <text:p text:style-name="P38">15.97<text:tab/>16.89<text:tab/>16.90<text:tab/>16.91<text:tab/>125.39<text:tab/>124.90<text:tab/>125.37<text:tab/>125.38<text:tab/>0.00<text:tab/>0.56<text:tab/> <text:s/>744<text:tab/> 34.5<text:tab/> <text:s/>22.77</text:p>
      <text:p text:style-name="P38">16.12<text:tab/>17.05<text:tab/>17.08<text:tab/>17.08<text:tab/>126.54<text:tab/>126.03<text:tab/>126.52<text:tab/>126.53<text:tab/>0.00<text:tab/>0.56<text:tab/> <text:s/>745<text:tab/> 34.4<text:tab/> <text:s/>22.80</text:p>
      <text:p text:style-name="P38">16.37<text:tab/>17.33<text:tab/>17.37<text:tab/>17.38<text:tab/>128.50<text:tab/>127.97<text:tab/>128.48<text:tab/>128.50<text:tab/>0.00<text:tab/>0.56<text:tab/> <text:s/>743<text:tab/> 34.3<text:tab/> <text:s/>22.90</text:p>
      <text:p text:style-name="P38">16.47<text:tab/>17.42<text:tab/>17.44<text:tab/>17.44<text:tab/>129.29<text:tab/>128.78<text:tab/>129.28<text:tab/>129.29<text:tab/>0.00<text:tab/>0.56<text:tab/> <text:s/>745<text:tab/> 34.2<text:tab/> <text:s/>22.94</text:p>
      <text:p text:style-name="P38">16.69<text:tab/>17.68<text:tab/>17.72<text:tab/>17.74<text:tab/>131.06<text:tab/>130.51<text:tab/>131.04<text:tab/>131.06<text:tab/>0.00<text:tab/>0.56<text:tab/> <text:s/>745<text:tab/> 33.9<text:tab/> <text:s/>23.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4759f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16</text:page-number><text:s/>of <text:page-count>16</text:page-count><text:tab/>Paulvha / Draft<text:span text:style-name="MT2">3</text:span> / <text:span text:style-name="MT2">February</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2-02T17:38:33.245915913</dc:date>
    <meta:editing-duration>P1DT14H54M48S</meta:editing-duration>
    <meta:editing-cycles>33</meta:editing-cycles>
    <meta:generator>LibreOffice/6.0.7.3$Linux_X86_64 LibreOffice_project/00m0$Build-3</meta:generator>
    <meta:document-statistic meta:table-count="0" meta:image-count="0" meta:object-count="0" meta:page-count="16" meta:paragraph-count="401" meta:word-count="4039" meta:character-count="24912" meta:non-whitespace-character-count="20221"/>
  </office:meta>
</office:document-meta>
</file>